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T3_81" style:family="text">
      <style:text-properties fo:background-color="#ffffff"/>
    </style:style>
    <style:style style:name="T3_82" style:family="text">
      <style:text-properties fo:background-color="#ffffff"/>
    </style:style>
    <style:style style:name="T3_83" style:family="text">
      <style:text-properties fo:background-color="#ffffff"/>
    </style:style>
    <style:style style:name="T3_84" style:family="text">
      <style:text-properties fo:background-color="#ffffff"/>
    </style:style>
    <style:style style:name="T3_85" style:family="text">
      <style:text-properties fo:background-color="#ffffff"/>
    </style:style>
    <style:style style:name="T3_86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T5_107" style:family="text">
      <style:text-properties fo:background-color="#ffffff"/>
    </style:style>
    <style:style style:name="T5_108" style:family="text">
      <style:text-properties fo:background-color="#ffffff"/>
    </style:style>
    <style:style style:name="T5_109" style:family="text">
      <style:text-properties fo:background-color="#ffffff"/>
    </style:style>
    <style:style style:name="T5_110" style:family="text">
      <style:text-properties fo:background-color="#ffffff"/>
    </style:style>
    <style:style style:name="T5_111" style:family="text">
      <style:text-properties fo:background-color="#ffffff"/>
    </style:style>
    <style:style style:name="T5_112" style:family="text">
      <style:text-properties fo:background-color="#ffffff"/>
    </style:style>
    <style:style style:name="T5_113" style:family="text">
      <style:text-properties fo:background-color="#ffffff"/>
    </style:style>
    <style:style style:name="T5_114" style:family="text">
      <style:text-properties fo:background-color="#ffffff"/>
    </style:style>
    <style:style style:name="T5_115" style:family="text">
      <style:text-properties fo:background-color="#ffffff"/>
    </style:style>
    <style:style style:name="T5_116" style:family="text">
      <style:text-properties fo:background-color="#ffffff"/>
    </style:style>
    <style:style style:name="T5_117" style:family="text">
      <style:text-properties fo:background-color="#ffffff"/>
    </style:style>
    <style:style style:name="T5_118" style:family="text">
      <style:text-properties fo:background-color="#ffffff"/>
    </style:style>
    <style:style style:name="T5_119" style:family="text">
      <style:text-properties fo:background-color="#ffffff"/>
    </style:style>
    <style:style style:name="T5_120" style:family="text">
      <style:text-properties fo:background-color="#ffffff"/>
    </style:style>
    <style:style style:name="T5_121" style:family="text">
      <style:text-properties fo:background-color="#ffffff"/>
    </style:style>
    <style:style style:name="T5_122" style:family="text">
      <style:text-properties fo:background-color="#ffffff"/>
    </style:style>
    <style:style style:name="T5_123" style:family="text">
      <style:text-properties fo:background-color="#ffffff"/>
    </style:style>
    <style:style style:name="T5_124" style:family="text">
      <style:text-properties fo:background-color="#ffffff"/>
    </style:style>
    <style:style style:name="T5_125" style:family="text">
      <style:text-properties fo:background-color="#ffffff"/>
    </style:style>
    <style:style style:name="T5_126" style:family="text">
      <style:text-properties fo:background-color="#ffffff"/>
    </style:style>
    <style:style style:name="T5_127" style:family="text">
      <style:text-properties fo:background-color="#ffffff"/>
    </style:style>
    <style:style style:name="T5_128" style:family="text">
      <style:text-properties fo:background-color="#ffffff"/>
    </style:style>
    <style:style style:name="T5_129" style:family="text">
      <style:text-properties fo:background-color="#ffffff"/>
    </style:style>
    <style:style style:name="T5_130" style:family="text">
      <style:text-properties fo:background-color="#ffffff"/>
    </style:style>
    <style:style style:name="T5_131" style:family="text">
      <style:text-properties fo:background-color="#ffffff"/>
    </style:style>
    <style:style style:name="T5_132" style:family="text">
      <style:text-properties fo:background-color="#ffffff"/>
    </style:style>
    <style:style style:name="T5_133" style:family="text">
      <style:text-properties fo:background-color="#ffffff"/>
    </style:style>
    <style:style style:name="T5_134" style:family="text">
      <style:text-properties fo:background-color="#ffffff"/>
    </style:style>
    <style:style style:name="T5_135" style:family="text">
      <style:text-properties fo:background-color="#ffffff"/>
    </style:style>
    <style:style style:name="T5_136" style:family="text">
      <style:text-properties fo:background-color="#ffffff"/>
    </style:style>
    <style:style style:name="T5_137" style:family="text">
      <style:text-properties fo:background-color="#ffffff"/>
    </style:style>
    <style:style style:name="T5_138" style:family="text">
      <style:text-properties fo:background-color="#ffffff"/>
    </style:style>
    <style:style style:name="T5_139" style:family="text">
      <style:text-properties fo:background-color="#ffffff"/>
    </style:style>
    <style:style style:name="T5_140" style:family="text">
      <style:text-properties fo:background-color="#ffffff"/>
    </style:style>
    <style:style style:name="T5_141" style:family="text">
      <style:text-properties fo:background-color="#ffffff"/>
    </style:style>
    <style:style style:name="T5_142" style:family="text">
      <style:text-properties fo:background-color="#ffffff"/>
    </style:style>
    <style:style style:name="T5_143" style:family="text">
      <style:text-properties fo:background-color="#ffffff"/>
    </style:style>
    <style:style style:name="T5_144" style:family="text">
      <style:text-properties fo:background-color="#ffffff"/>
    </style:style>
    <style:style style:name="T5_145" style:family="text">
      <style:text-properties fo:background-color="#ffffff"/>
    </style:style>
    <style:style style:name="T5_146" style:family="text">
      <style:text-properties fo:background-color="#ffffff"/>
    </style:style>
    <style:style style:name="T5_147" style:family="text">
      <style:text-properties fo:background-color="#ffffff"/>
    </style:style>
    <style:style style:name="T5_148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T9_121" style:family="text">
      <style:text-properties fo:background-color="#ffffff"/>
    </style:style>
    <style:style style:name="T9_122" style:family="text">
      <style:text-properties fo:background-color="#ffffff"/>
    </style:style>
    <style:style style:name="T9_123" style:family="text">
      <style:text-properties fo:background-color="#ffffff"/>
    </style:style>
    <style:style style:name="T9_124" style:family="text">
      <style:text-properties fo:background-color="#ffffff"/>
    </style:style>
    <style:style style:name="T9_125" style:family="text">
      <style:text-properties fo:background-color="#ffffff"/>
    </style:style>
    <style:style style:name="T9_126" style:family="text">
      <style:text-properties fo:background-color="#ffffff"/>
    </style:style>
    <style:style style:name="T9_127" style:family="text">
      <style:text-properties fo:background-color="#ffffff"/>
    </style:style>
    <style:style style:name="T9_128" style:family="text">
      <style:text-properties fo:background-color="#ffffff"/>
    </style:style>
    <style:style style:name="T9_129" style:family="text">
      <style:text-properties fo:background-color="#ffffff"/>
    </style:style>
    <style:style style:name="T9_130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T11_93" style:family="text">
      <style:text-properties fo:background-color="#ffffff"/>
    </style:style>
    <style:style style:name="T11_94" style:family="text">
      <style:text-properties fo:background-color="#ffffff"/>
    </style:style>
    <style:style style:name="T11_95" style:family="text">
      <style:text-properties fo:background-color="#ffffff"/>
    </style:style>
    <style:style style:name="T11_96" style:family="text">
      <style:text-properties fo:background-color="#ffffff"/>
    </style:style>
    <style:style style:name="T11_97" style:family="text">
      <style:text-properties fo:background-color="#ffffff"/>
    </style:style>
    <style:style style:name="T11_98" style:family="text">
      <style:text-properties fo:background-color="#ffffff"/>
    </style:style>
    <style:style style:name="T11_99" style:family="text">
      <style:text-properties fo:background-color="#ffffff"/>
    </style:style>
    <style:style style:name="T11_100" style:family="text">
      <style:text-properties fo:background-color="#ffffff"/>
    </style:style>
    <style:style style:name="T11_101" style:family="text">
      <style:text-properties fo:background-color="#ffffff"/>
    </style:style>
    <style:style style:name="T11_102" style:family="text">
      <style:text-properties fo:background-color="#ffffff"/>
    </style:style>
    <style:style style:name="T11_103" style:family="text">
      <style:text-properties fo:background-color="#ffffff"/>
    </style:style>
    <style:style style:name="T11_104" style:family="text">
      <style:text-properties fo:background-color="#ffffff"/>
    </style:style>
    <style:style style:name="T11_105" style:family="text">
      <style:text-properties fo:background-color="#ffffff"/>
    </style:style>
    <style:style style:name="T11_106" style:family="text">
      <style:text-properties fo:background-color="#ffffff"/>
    </style:style>
    <style:style style:name="T11_107" style:family="text">
      <style:text-properties fo:background-color="#ffffff"/>
    </style:style>
    <style:style style:name="T11_108" style:family="text">
      <style:text-properties fo:background-color="#ffffff"/>
    </style:style>
    <style:style style:name="T11_109" style:family="text">
      <style:text-properties fo:background-color="#ffffff"/>
    </style:style>
    <style:style style:name="T11_110" style:family="text">
      <style:text-properties fo:background-color="#ffffff"/>
    </style:style>
    <style:style style:name="T11_111" style:family="text">
      <style:text-properties fo:background-color="#ffffff"/>
    </style:style>
    <style:style style:name="T11_112" style:family="text">
      <style:text-properties fo:background-color="#ffffff"/>
    </style:style>
    <style:style style:name="T11_113" style:family="text">
      <style:text-properties fo:background-color="#ffffff"/>
    </style:style>
    <style:style style:name="T11_114" style:family="text">
      <style:text-properties fo:background-color="#ffffff"/>
    </style:style>
    <style:style style:name="T11_115" style:family="text">
      <style:text-properties fo:background-color="#ffffff"/>
    </style:style>
    <style:style style:name="T11_116" style:family="text">
      <style:text-properties fo:background-color="#ffffff"/>
    </style:style>
    <style:style style:name="T11_117" style:family="text">
      <style:text-properties fo:background-color="#ffffff"/>
    </style:style>
    <style:style style:name="T11_118" style:family="text">
      <style:text-properties fo:background-color="#ffffff"/>
    </style:style>
    <style:style style:name="T11_119" style:family="text">
      <style:text-properties fo:background-color="#ffffff"/>
    </style:style>
    <style:style style:name="T11_120" style:family="text">
      <style:text-properties fo:background-color="#ffffff"/>
    </style:style>
    <style:style style:name="T11_121" style:family="text">
      <style:text-properties fo:background-color="#ffffff"/>
    </style:style>
    <style:style style:name="T11_122" style:family="text">
      <style:text-properties fo:background-color="#ffffff"/>
    </style:style>
    <style:style style:name="T11_123" style:family="text">
      <style:text-properties fo:background-color="#ffffff"/>
    </style:style>
    <style:style style:name="T11_124" style:family="text">
      <style:text-properties fo:background-color="#ffffff"/>
    </style:style>
    <style:style style:name="T11_125" style:family="text">
      <style:text-properties fo:background-color="#ffffff"/>
    </style:style>
    <style:style style:name="T11_126" style:family="text">
      <style:text-properties fo:background-color="#ffffff"/>
    </style:style>
    <style:style style:name="T11_127" style:family="text">
      <style:text-properties fo:background-color="#ffffff"/>
    </style:style>
    <style:style style:name="T11_128" style:family="text">
      <style:text-properties fo:background-color="#ffffff"/>
    </style:style>
    <style:style style:name="T11_129" style:family="text">
      <style:text-properties fo:background-color="#ffffff"/>
    </style:style>
    <style:style style:name="T11_130" style:family="text">
      <style:text-properties fo:background-color="#ffffff"/>
    </style:style>
    <style:style style:name="T11_131" style:family="text">
      <style:text-properties fo:background-color="#ffffff"/>
    </style:style>
    <style:style style:name="T11_132" style:family="text">
      <style:text-properties fo:background-color="#ffffff"/>
    </style:style>
    <style:style style:name="T11_133" style:family="text">
      <style:text-properties fo:background-color="#ffffff"/>
    </style:style>
    <style:style style:name="T11_134" style:family="text">
      <style:text-properties fo:background-color="#ffffff"/>
    </style:style>
    <style:style style:name="T11_135" style:family="text">
      <style:text-properties fo:background-color="#ffffff"/>
    </style:style>
    <style:style style:name="T11_136" style:family="text">
      <style:text-properties fo:background-color="#ffffff"/>
    </style:style>
    <style:style style:name="T11_137" style:family="text">
      <style:text-properties fo:background-color="#ffffff"/>
    </style:style>
    <style:style style:name="T11_138" style:family="text">
      <style:text-properties fo:background-color="#ffffff"/>
    </style:style>
    <style:style style:name="T11_139" style:family="text">
      <style:text-properties fo:background-color="#ffffff"/>
    </style:style>
    <style:style style:name="T11_140" style:family="text">
      <style:text-properties fo:background-color="#ffffff"/>
    </style:style>
    <style:style style:name="T11_141" style:family="text">
      <style:text-properties fo:background-color="#ffffff"/>
    </style:style>
    <style:style style:name="T11_142" style:family="text">
      <style:text-properties fo:background-color="#ffffff"/>
    </style:style>
    <style:style style:name="T11_143" style:family="text">
      <style:text-properties fo:background-color="#ffffff"/>
    </style:style>
    <style:style style:name="T11_144" style:family="text">
      <style:text-properties fo:background-color="#ffffff"/>
    </style:style>
    <style:style style:name="T11_145" style:family="text">
      <style:text-properties fo:background-color="#ffffff"/>
    </style:style>
    <style:style style:name="T11_146" style:family="text">
      <style:text-properties fo:background-color="#ffffff"/>
    </style:style>
    <style:style style:name="T11_147" style:family="text">
      <style:text-properties fo:background-color="#ffffff"/>
    </style:style>
    <style:style style:name="T11_148" style:family="text">
      <style:text-properties fo:background-color="#ffffff"/>
    </style:style>
    <style:style style:name="T11_149" style:family="text">
      <style:text-properties fo:background-color="#ffffff"/>
    </style:style>
    <style:style style:name="T11_150" style:family="text">
      <style:text-properties fo:background-color="#ffffff"/>
    </style:style>
    <style:style style:name="T11_151" style:family="text">
      <style:text-properties fo:background-color="#ffffff"/>
    </style:style>
    <style:style style:name="T11_152" style:family="text">
      <style:text-properties fo:background-color="#ffffff"/>
    </style:style>
    <style:style style:name="T11_153" style:family="text">
      <style:text-properties fo:background-color="#ffffff"/>
    </style:style>
    <style:style style:name="T11_154" style:family="text">
      <style:text-properties fo:background-color="#ffffff"/>
    </style:style>
    <style:style style:name="T11_155" style:family="text">
      <style:text-properties fo:background-color="#ffffff"/>
    </style:style>
    <style:style style:name="T11_156" style:family="text">
      <style:text-properties fo:background-color="#ffffff"/>
    </style:style>
    <style:style style:name="T11_157" style:family="text">
      <style:text-properties fo:background-color="#ffffff"/>
    </style:style>
    <style:style style:name="T11_158" style:family="text">
      <style:text-properties fo:background-color="#ffffff"/>
    </style:style>
    <style:style style:name="T11_159" style:family="text">
      <style:text-properties fo:background-color="#ffffff"/>
    </style:style>
    <style:style style:name="T11_160" style:family="text">
      <style:text-properties fo:background-color="#ffffff"/>
    </style:style>
    <style:style style:name="T11_161" style:family="text">
      <style:text-properties fo:background-color="#ffffff"/>
    </style:style>
    <style:style style:name="T11_162" style:family="text">
      <style:text-properties fo:background-color="#ffffff"/>
    </style:style>
    <style:style style:name="T11_163" style:family="text">
      <style:text-properties fo:background-color="#ffffff"/>
    </style:style>
    <style:style style:name="T11_164" style:family="text">
      <style:text-properties fo:background-color="#ffffff"/>
    </style:style>
    <style:style style:name="T11_165" style:family="text">
      <style:text-properties fo:background-color="#ffffff"/>
    </style:style>
    <style:style style:name="T11_166" style:family="text">
      <style:text-properties fo:background-color="#ffffff"/>
    </style:style>
    <style:style style:name="T11_167" style:family="text">
      <style:text-properties fo:background-color="#ffffff"/>
    </style:style>
    <style:style style:name="T11_168" style:family="text">
      <style:text-properties fo:background-color="#ffffff"/>
    </style:style>
    <style:style style:name="T11_169" style:family="text">
      <style:text-properties fo:background-color="#ffffff"/>
    </style:style>
    <style:style style:name="T11_170" style:family="text">
      <style:text-properties fo:background-color="#ffffff"/>
    </style:style>
    <style:style style:name="T11_171" style:family="text">
      <style:text-properties fo:background-color="#ffffff"/>
    </style:style>
    <style:style style:name="T11_172" style:family="text">
      <style:text-properties fo:background-color="#ffffff"/>
    </style:style>
    <style:style style:name="T11_173" style:family="text">
      <style:text-properties fo:background-color="#ffffff"/>
    </style:style>
    <style:style style:name="T11_174" style:family="text">
      <style:text-properties fo:background-color="#ffffff"/>
    </style:style>
    <style:style style:name="T11_175" style:family="text">
      <style:text-properties fo:background-color="#ffffff"/>
    </style:style>
    <style:style style:name="T11_176" style:family="text">
      <style:text-properties fo:background-color="#ffffff"/>
    </style:style>
    <style:style style:name="T11_177" style:family="text">
      <style:text-properties fo:background-color="#ffffff"/>
    </style:style>
    <style:style style:name="T11_178" style:family="text">
      <style:text-properties fo:background-color="#ffffff"/>
    </style:style>
    <style:style style:name="T11_179" style:family="text">
      <style:text-properties fo:background-color="#ffffff"/>
    </style:style>
    <style:style style:name="T11_180" style:family="text">
      <style:text-properties fo:background-color="#ffffff"/>
    </style:style>
    <style:style style:name="T11_181" style:family="text">
      <style:text-properties fo:background-color="#ffffff"/>
    </style:style>
    <style:style style:name="T11_182" style:family="text">
      <style:text-properties fo:background-color="#ffffff"/>
    </style:style>
    <style:style style:name="T11_183" style:family="text">
      <style:text-properties fo:background-color="#ffffff"/>
    </style:style>
    <style:style style:name="T11_184" style:family="text">
      <style:text-properties fo:background-color="#ffffff"/>
    </style:style>
    <style:style style:name="T11_185" style:family="text">
      <style:text-properties fo:background-color="#ffffff"/>
    </style:style>
    <style:style style:name="T11_186" style:family="text">
      <style:text-properties fo:background-color="#ffffff"/>
    </style:style>
    <style:style style:name="T11_187" style:family="text">
      <style:text-properties fo:background-color="#ffffff"/>
    </style:style>
    <style:style style:name="T11_188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T13_113" style:family="text">
      <style:text-properties fo:background-color="#ffffff"/>
    </style:style>
    <style:style style:name="T13_114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T15_83" style:family="text">
      <style:text-properties fo:background-color="#ffffff"/>
    </style:style>
    <style:style style:name="T15_84" style:family="text">
      <style:text-properties fo:background-color="#ffffff"/>
    </style:style>
    <style:style style:name="T15_85" style:family="text">
      <style:text-properties fo:background-color="#ffffff"/>
    </style:style>
    <style:style style:name="T15_86" style:family="text">
      <style:text-properties fo:background-color="#ffffff"/>
    </style:style>
    <style:style style:name="T15_87" style:family="text">
      <style:text-properties fo:background-color="#ffffff"/>
    </style:style>
    <style:style style:name="T15_88" style:family="text">
      <style:text-properties fo:background-color="#ffffff"/>
    </style:style>
    <style:style style:name="T15_89" style:family="text">
      <style:text-properties fo:background-color="#ffffff"/>
    </style:style>
    <style:style style:name="T15_90" style:family="text">
      <style:text-properties fo:background-color="#ffffff"/>
    </style:style>
    <style:style style:name="T15_91" style:family="text">
      <style:text-properties fo:background-color="#ffffff"/>
    </style:style>
    <style:style style:name="T15_92" style:family="text">
      <style:text-properties fo:background-color="#ffffff"/>
    </style:style>
    <style:style style:name="T15_93" style:family="text">
      <style:text-properties fo:background-color="#ffffff"/>
    </style:style>
    <style:style style:name="T15_94" style:family="text">
      <style:text-properties fo:background-color="#ffffff"/>
    </style:style>
    <style:style style:name="T15_95" style:family="text">
      <style:text-properties fo:background-color="#ffffff"/>
    </style:style>
    <style:style style:name="T15_96" style:family="text">
      <style:text-properties fo:background-color="#ffffff"/>
    </style:style>
    <style:style style:name="T15_97" style:family="text">
      <style:text-properties fo:background-color="#ffffff"/>
    </style:style>
    <style:style style:name="T15_98" style:family="text">
      <style:text-properties fo:background-color="#ffffff"/>
    </style:style>
    <style:style style:name="T15_99" style:family="text">
      <style:text-properties fo:background-color="#ffffff"/>
    </style:style>
    <style:style style:name="T15_100" style:family="text">
      <style:text-properties fo:background-color="#ffffff"/>
    </style:style>
    <style:style style:name="T15_101" style:family="text">
      <style:text-properties fo:background-color="#ffffff"/>
    </style:style>
    <style:style style:name="T15_102" style:family="text">
      <style:text-properties fo:background-color="#ffffff"/>
    </style:style>
    <style:style style:name="T15_103" style:family="text">
      <style:text-properties fo:background-color="#ffffff"/>
    </style:style>
    <style:style style:name="T15_104" style:family="text">
      <style:text-properties fo:background-color="#ffffff"/>
    </style:style>
    <style:style style:name="T15_105" style:family="text">
      <style:text-properties fo:background-color="#ffffff"/>
    </style:style>
    <style:style style:name="T15_106" style:family="text">
      <style:text-properties fo:background-color="#ffffff"/>
    </style:style>
    <style:style style:name="T15_107" style:family="text">
      <style:text-properties fo:background-color="#ffffff"/>
    </style:style>
    <style:style style:name="T15_108" style:family="text">
      <style:text-properties fo:background-color="#ffffff"/>
    </style:style>
    <style:style style:name="T15_109" style:family="text">
      <style:text-properties fo:background-color="#ffffff"/>
    </style:style>
    <style:style style:name="T15_110" style:family="text">
      <style:text-properties fo:background-color="#ffffff"/>
    </style:style>
    <style:style style:name="T15_111" style:family="text">
      <style:text-properties fo:background-color="#ffffff"/>
    </style:style>
    <style:style style:name="T15_112" style:family="text">
      <style:text-properties fo:background-color="#ffffff"/>
    </style:style>
    <style:style style:name="T15_113" style:family="text">
      <style:text-properties fo:background-color="#ffffff"/>
    </style:style>
    <style:style style:name="T15_114" style:family="text">
      <style:text-properties fo:background-color="#ffffff"/>
    </style:style>
    <style:style style:name="T15_115" style:family="text">
      <style:text-properties fo:background-color="#ffffff"/>
    </style:style>
    <style:style style:name="T15_116" style:family="text">
      <style:text-properties fo:background-color="#ffffff"/>
    </style:style>
    <style:style style:name="T15_117" style:family="text">
      <style:text-properties fo:background-color="#ffffff"/>
    </style:style>
    <style:style style:name="T15_118" style:family="text">
      <style:text-properties fo:background-color="#ffffff"/>
    </style:style>
    <style:style style:name="T15_119" style:family="text">
      <style:text-properties fo:background-color="#ffffff"/>
    </style:style>
    <style:style style:name="T15_120" style:family="text">
      <style:text-properties fo:background-color="#ffffff"/>
    </style:style>
    <style:style style:name="T15_121" style:family="text">
      <style:text-properties fo:background-color="#ffffff"/>
    </style:style>
    <style:style style:name="T15_122" style:family="text">
      <style:text-properties fo:background-color="#ffffff"/>
    </style:style>
    <style:style style:name="T15_123" style:family="text">
      <style:text-properties fo:background-color="#ffffff"/>
    </style:style>
    <style:style style:name="T15_124" style:family="text">
      <style:text-properties fo:background-color="#ffffff"/>
    </style:style>
    <style:style style:name="T15_125" style:family="text">
      <style:text-properties fo:background-color="#ffffff"/>
    </style:style>
    <style:style style:name="T15_126" style:family="text">
      <style:text-properties fo:background-color="#ffffff"/>
    </style:style>
    <style:style style:name="T15_127" style:family="text">
      <style:text-properties fo:background-color="#ffffff"/>
    </style:style>
    <style:style style:name="T15_128" style:family="text">
      <style:text-properties fo:background-color="#ffffff"/>
    </style:style>
    <style:style style:name="T15_129" style:family="text">
      <style:text-properties fo:background-color="#ffffff"/>
    </style:style>
    <style:style style:name="T15_130" style:family="text">
      <style:text-properties fo:background-color="#ffffff"/>
    </style:style>
    <style:style style:name="T15_131" style:family="text">
      <style:text-properties fo:background-color="#ffffff"/>
    </style:style>
    <style:style style:name="T15_132" style:family="text">
      <style:text-properties fo:background-color="#ffffff"/>
    </style:style>
    <style:style style:name="T15_133" style:family="text">
      <style:text-properties fo:background-color="#ffffff"/>
    </style:style>
    <style:style style:name="T15_134" style:family="text">
      <style:text-properties fo:background-color="#ffffff"/>
    </style:style>
    <style:style style:name="T15_135" style:family="text">
      <style:text-properties fo:background-color="#ffffff"/>
    </style:style>
    <style:style style:name="T15_136" style:family="text">
      <style:text-properties fo:background-color="#ffffff"/>
    </style:style>
    <style:style style:name="T15_137" style:family="text">
      <style:text-properties fo:background-color="#ffffff"/>
    </style:style>
    <style:style style:name="T15_138" style:family="text">
      <style:text-properties fo:background-color="#ffffff"/>
    </style:style>
    <style:style style:name="T15_139" style:family="text">
      <style:text-properties fo:background-color="#ffffff"/>
    </style:style>
    <style:style style:name="T15_140" style:family="text">
      <style:text-properties fo:background-color="#ffffff"/>
    </style:style>
    <style:style style:name="T15_141" style:family="text">
      <style:text-properties fo:background-color="#ffffff"/>
    </style:style>
    <style:style style:name="T15_142" style:family="text">
      <style:text-properties fo:background-color="#ffffff"/>
    </style:style>
    <style:style style:name="T15_143" style:family="text">
      <style:text-properties fo:background-color="#ffffff"/>
    </style:style>
    <style:style style:name="T15_144" style:family="text">
      <style:text-properties fo:background-color="#ffffff"/>
    </style:style>
    <style:style style:name="T15_145" style:family="text">
      <style:text-properties fo:background-color="#ffffff"/>
    </style:style>
    <style:style style:name="T15_146" style:family="text">
      <style:text-properties fo:background-color="#ffffff"/>
    </style:style>
    <style:style style:name="T15_147" style:family="text">
      <style:text-properties fo:background-color="#ffffff"/>
    </style:style>
    <style:style style:name="T15_148" style:family="text">
      <style:text-properties fo:background-color="#ffffff"/>
    </style:style>
    <style:style style:name="T15_149" style:family="text">
      <style:text-properties fo:background-color="#ffffff"/>
    </style:style>
    <style:style style:name="T15_150" style:family="text">
      <style:text-properties fo:background-color="#ffffff"/>
    </style:style>
    <style:style style:name="T15_151" style:family="text">
      <style:text-properties fo:background-color="#ffffff"/>
    </style:style>
    <style:style style:name="T15_152" style:family="text">
      <style:text-properties fo:background-color="#ffffff"/>
    </style:style>
    <style:style style:name="T15_153" style:family="text">
      <style:text-properties fo:background-color="#ffffff"/>
    </style:style>
    <style:style style:name="T15_154" style:family="text">
      <style:text-properties fo:background-color="#ffffff"/>
    </style:style>
    <style:style style:name="T15_155" style:family="text">
      <style:text-properties fo:background-color="#ffffff"/>
    </style:style>
    <style:style style:name="T15_156" style:family="text">
      <style:text-properties fo:background-color="#ffffff"/>
    </style:style>
    <style:style style:name="T15_157" style:family="text">
      <style:text-properties fo:background-color="#ffffff"/>
    </style:style>
    <style:style style:name="T15_158" style:family="text">
      <style:text-properties fo:background-color="#ffffff"/>
    </style:style>
    <style:style style:name="T15_159" style:family="text">
      <style:text-properties fo:background-color="#ffffff"/>
    </style:style>
    <style:style style:name="T15_160" style:family="text">
      <style:text-properties fo:background-color="#ffffff"/>
    </style:style>
    <style:style style:name="T15_161" style:family="text">
      <style:text-properties fo:background-color="#ffffff"/>
    </style:style>
    <style:style style:name="T15_162" style:family="text">
      <style:text-properties fo:background-color="#ffffff"/>
    </style:style>
    <style:style style:name="T15_163" style:family="text">
      <style:text-properties fo:background-color="#ffffff"/>
    </style:style>
    <style:style style:name="T15_164" style:family="text">
      <style:text-properties fo:background-color="#ffffff"/>
    </style:style>
    <style:style style:name="T15_165" style:family="text">
      <style:text-properties fo:background-color="#ffffff"/>
    </style:style>
    <style:style style:name="T15_166" style:family="text">
      <style:text-properties fo:background-color="#ffffff"/>
    </style:style>
    <style:style style:name="T15_167" style:family="text">
      <style:text-properties fo:background-color="#ffffff"/>
    </style:style>
    <style:style style:name="T15_168" style:family="text">
      <style:text-properties fo:background-color="#ffffff"/>
    </style:style>
    <style:style style:name="T15_169" style:family="text">
      <style:text-properties fo:background-color="#ffffff"/>
    </style:style>
    <style:style style:name="T15_170" style:family="text">
      <style:text-properties fo:background-color="#ffffff"/>
    </style:style>
    <style:style style:name="T15_171" style:family="text">
      <style:text-properties fo:background-color="#ffffff"/>
    </style:style>
    <style:style style:name="T15_172" style:family="text">
      <style:text-properties fo:background-color="#ffffff"/>
    </style:style>
    <style:style style:name="T15_173" style:family="text">
      <style:text-properties fo:background-color="#ffffff"/>
    </style:style>
    <style:style style:name="T15_174" style:family="text">
      <style:text-properties fo:background-color="#ffffff"/>
    </style:style>
    <style:style style:name="T15_175" style:family="text">
      <style:text-properties fo:background-color="#ffffff"/>
    </style:style>
    <style:style style:name="T15_176" style:family="text">
      <style:text-properties fo:background-color="#ffffff"/>
    </style:style>
    <style:style style:name="T15_177" style:family="text">
      <style:text-properties fo:background-color="#ffffff"/>
    </style:style>
    <style:style style:name="T15_178" style:family="text">
      <style:text-properties fo:background-color="#ffffff"/>
    </style:style>
    <style:style style:name="T15_179" style:family="text">
      <style:text-properties fo:background-color="#ffffff"/>
    </style:style>
    <style:style style:name="T15_180" style:family="text">
      <style:text-properties fo:background-color="#ffffff"/>
    </style:style>
    <style:style style:name="T15_181" style:family="text">
      <style:text-properties fo:background-color="#ffffff"/>
    </style:style>
    <style:style style:name="T15_182" style:family="text">
      <style:text-properties fo:background-color="#ffffff"/>
    </style:style>
    <style:style style:name="T15_183" style:family="text">
      <style:text-properties fo:background-color="#ffffff"/>
    </style:style>
    <style:style style:name="T15_184" style:family="text">
      <style:text-properties fo:background-color="#ffffff"/>
    </style:style>
    <style:style style:name="T15_185" style:family="text">
      <style:text-properties fo:background-color="#ffffff"/>
    </style:style>
    <style:style style:name="T15_186" style:family="text">
      <style:text-properties fo:background-color="#ffffff"/>
    </style:style>
    <style:style style:name="T15_187" style:family="text">
      <style:text-properties fo:background-color="#ffffff"/>
    </style:style>
    <style:style style:name="T15_188" style:family="text">
      <style:text-properties fo:background-color="#ffffff"/>
    </style:style>
    <style:style style:name="T15_189" style:family="text">
      <style:text-properties fo:background-color="#ffffff"/>
    </style:style>
    <style:style style:name="T15_190" style:family="text">
      <style:text-properties fo:background-color="#ffffff"/>
    </style:style>
    <style:style style:name="T15_191" style:family="text">
      <style:text-properties fo:background-color="#ffffff"/>
    </style:style>
    <style:style style:name="T15_192" style:family="text">
      <style:text-properties fo:background-color="#ffffff"/>
    </style:style>
    <style:style style:name="T15_193" style:family="text">
      <style:text-properties fo:background-color="#ffffff"/>
    </style:style>
    <style:style style:name="T15_194" style:family="text">
      <style:text-properties fo:background-color="#ffffff"/>
    </style:style>
    <style:style style:name="T15_195" style:family="text">
      <style:text-properties fo:background-color="#ffffff"/>
    </style:style>
    <style:style style:name="T15_196" style:family="text">
      <style:text-properties fo:background-color="#ffffff"/>
    </style:style>
    <style:style style:name="T15_197" style:family="text">
      <style:text-properties fo:background-color="#ffffff"/>
    </style:style>
    <style:style style:name="T15_198" style:family="text">
      <style:text-properties fo:background-color="#ffffff"/>
    </style:style>
    <style:style style:name="T15_199" style:family="text">
      <style:text-properties fo:background-color="#ffffff"/>
    </style:style>
    <style:style style:name="T15_200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T17_87" style:family="text">
      <style:text-properties fo:background-color="#ffffff"/>
    </style:style>
    <style:style style:name="T17_88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9_1" style:family="text">
      <style:text-properties fo:color="#000000" style:font-name="Arial" style:font-name-asian="Arial" style:font-name-complex="Arial"/>
    </style:style>
    <style:style style:name="T19_2" style:family="text">
      <style:text-properties fo:color="#000000" style:font-name="Arial" style:font-name-asian="Arial" style:font-name-complex="Arial"/>
    </style:style>
    <style:style style:name="T19_3" style:family="text">
      <style:text-properties fo:color="#000000" style:font-name="Arial" style:font-name-asian="Arial" style:font-name-complex="Arial"/>
    </style:style>
    <style:style style:name="P20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0_1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20_2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20_3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20_4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20_5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6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7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8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9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10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11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12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13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14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15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16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17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18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19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20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21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22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23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24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25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26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27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28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0_29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P23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3_1" style:family="text">
      <style:text-properties fo:color="#000000" style:font-name="Arial" style:font-name-asian="Arial" style:font-name-complex="Arial"/>
    </style:style>
    <style:style style:name="T23_2" style:family="text">
      <style:text-properties fo:color="#000000" style:font-name="Arial" style:font-name-asian="Arial" style:font-name-complex="Arial"/>
    </style:style>
    <style:style style:name="T23_3" style:family="text">
      <style:text-properties fo:color="#000000" style:font-name="Arial" style:font-name-asian="Arial" style:font-name-complex="Arial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T25_13" style:family="text">
      <style:text-properties fo:background-color="#ffffff"/>
    </style:style>
    <style:style style:name="T25_14" style:family="text">
      <style:text-properties fo:background-color="#ffffff"/>
    </style:style>
    <style:style style:name="T25_15" style:family="text">
      <style:text-properties fo:background-color="#ffffff"/>
    </style:style>
    <style:style style:name="T25_16" style:family="text">
      <style:text-properties fo:background-color="#ffffff"/>
    </style:style>
    <style:style style:name="T25_17" style:family="text">
      <style:text-properties fo:background-color="#ffffff"/>
    </style:style>
    <style:style style:name="T25_18" style:family="text">
      <style:text-properties fo:background-color="#ffffff"/>
    </style:style>
    <style:style style:name="T25_19" style:family="text">
      <style:text-properties fo:background-color="#ffffff"/>
    </style:style>
    <style:style style:name="T25_20" style:family="text">
      <style:text-properties fo:background-color="#ffffff"/>
    </style:style>
    <style:style style:name="T25_21" style:family="text">
      <style:text-properties fo:background-color="#ffffff"/>
    </style:style>
    <style:style style:name="T25_22" style:family="text">
      <style:text-properties fo:background-color="#ffffff"/>
    </style:style>
    <style:style style:name="T25_23" style:family="text">
      <style:text-properties fo:background-color="#ffffff"/>
    </style:style>
    <style:style style:name="T25_24" style:family="text">
      <style:text-properties fo:background-color="#ffffff"/>
    </style:style>
    <style:style style:name="T25_25" style:family="text">
      <style:text-properties fo:background-color="#ffffff"/>
    </style:style>
    <style:style style:name="T25_26" style:family="text">
      <style:text-properties fo:background-color="#ffffff"/>
    </style:style>
    <style:style style:name="T25_27" style:family="text">
      <style:text-properties fo:background-color="#ffffff"/>
    </style:style>
    <style:style style:name="T25_28" style:family="text">
      <style:text-properties fo:background-color="#ffffff"/>
    </style:style>
    <style:style style:name="T25_29" style:family="text">
      <style:text-properties fo:background-color="#ffffff"/>
    </style:style>
    <style:style style:name="T25_30" style:family="text">
      <style:text-properties fo:background-color="#ffffff"/>
    </style:style>
    <style:style style:name="T25_31" style:family="text">
      <style:text-properties fo:background-color="#ffffff"/>
    </style:style>
    <style:style style:name="T25_32" style:family="text">
      <style:text-properties fo:background-color="#ffffff"/>
    </style:style>
    <style:style style:name="T25_33" style:family="text">
      <style:text-properties fo:background-color="#ffffff"/>
    </style:style>
    <style:style style:name="T25_34" style:family="text">
      <style:text-properties fo:background-color="#ffffff"/>
    </style:style>
    <style:style style:name="T25_35" style:family="text">
      <style:text-properties fo:background-color="#ffffff"/>
    </style:style>
    <style:style style:name="T25_36" style:family="text">
      <style:text-properties fo:background-color="#ffffff"/>
    </style:style>
    <style:style style:name="T25_37" style:family="text">
      <style:text-properties fo:background-color="#ffffff"/>
    </style:style>
    <style:style style:name="T25_38" style:family="text">
      <style:text-properties fo:background-color="#ffffff"/>
    </style:style>
    <style:style style:name="T25_39" style:family="text">
      <style:text-properties fo:background-color="#ffffff"/>
    </style:style>
    <style:style style:name="T25_40" style:family="text">
      <style:text-properties fo:background-color="#ffffff"/>
    </style:style>
    <style:style style:name="T25_41" style:family="text">
      <style:text-properties fo:background-color="#ffffff"/>
    </style:style>
    <style:style style:name="T25_42" style:family="text">
      <style:text-properties fo:background-color="#ffffff"/>
    </style:style>
    <style:style style:name="T25_43" style:family="text">
      <style:text-properties fo:background-color="#ffffff"/>
    </style:style>
    <style:style style:name="T25_44" style:family="text">
      <style:text-properties fo:background-color="#ffffff"/>
    </style:style>
    <style:style style:name="T25_45" style:family="text">
      <style:text-properties fo:background-color="#ffffff"/>
    </style:style>
    <style:style style:name="T25_46" style:family="text">
      <style:text-properties fo:background-color="#ffffff"/>
    </style:style>
    <style:style style:name="T25_47" style:family="text">
      <style:text-properties fo:background-color="#ffffff"/>
    </style:style>
    <style:style style:name="T25_48" style:family="text">
      <style:text-properties fo:background-color="#ffffff"/>
    </style:style>
    <style:style style:name="T25_49" style:family="text">
      <style:text-properties fo:background-color="#ffffff"/>
    </style:style>
    <style:style style:name="T25_50" style:family="text">
      <style:text-properties fo:background-color="#ffffff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7_1" style:family="text">
      <style:text-properties fo:color="#000000" style:font-name="Arial" style:font-name-asian="Arial" style:font-name-complex="Arial"/>
    </style:style>
    <style:style style:name="T27_2" style:family="text">
      <style:text-properties fo:color="#000000" style:font-name="Arial" style:font-name-asian="Arial" style:font-name-complex="Arial"/>
    </style:style>
    <style:style style:name="T27_3" style:family="text">
      <style:text-properties fo:color="#000000" style:font-name="Arial" style:font-name-asian="Arial" style:font-name-complex="Arial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background-color="#ffffff"/>
    </style:style>
    <style:style style:name="T28_2" style:family="text">
      <style:text-properties fo:background-color="#ffffff"/>
    </style:style>
    <style:style style:name="T28_3" style:family="text">
      <style:text-properties fo:background-color="#ffffff"/>
    </style:style>
    <style:style style:name="T28_4" style:family="text">
      <style:text-properties fo:background-color="#ffffff"/>
    </style:style>
    <style:style style:name="T28_5" style:family="text">
      <style:text-properties fo:background-color="#ffffff"/>
    </style:style>
    <style:style style:name="T28_6" style:family="text">
      <style:text-properties fo:background-color="#ffffff"/>
    </style:style>
    <style:style style:name="T28_7" style:family="text">
      <style:text-properties fo:background-color="#ffffff"/>
    </style:style>
    <style:style style:name="T28_8" style:family="text">
      <style:text-properties fo:background-color="#ffffff"/>
    </style:style>
    <style:style style:name="T28_9" style:family="text">
      <style:text-properties fo:background-color="#ffffff"/>
    </style:style>
    <style:style style:name="T28_10" style:family="text">
      <style:text-properties fo:background-color="#ffffff"/>
    </style:style>
    <style:style style:name="T28_11" style:family="text">
      <style:text-properties fo:background-color="#ffffff"/>
    </style:style>
    <style:style style:name="T28_12" style:family="text">
      <style:text-properties fo:background-color="#ffffff"/>
    </style:style>
    <style:style style:name="T28_13" style:family="text">
      <style:text-properties fo:background-color="#ffffff"/>
    </style:style>
    <style:style style:name="T28_14" style:family="text">
      <style:text-properties fo:background-color="#ffffff"/>
    </style:style>
    <style:style style:name="T28_15" style:family="text">
      <style:text-properties fo:background-color="#ffffff"/>
    </style:style>
    <style:style style:name="T28_16" style:family="text">
      <style:text-properties fo:background-color="#ffffff"/>
    </style:style>
    <style:style style:name="T28_17" style:family="text">
      <style:text-properties fo:background-color="#ffffff"/>
    </style:style>
    <style:style style:name="T28_18" style:family="text">
      <style:text-properties fo:background-color="#ffffff"/>
    </style:style>
    <style:style style:name="T28_19" style:family="text">
      <style:text-properties fo:background-color="#ffffff"/>
    </style:style>
    <style:style style:name="T28_20" style:family="text">
      <style:text-properties fo:background-color="#ffffff"/>
    </style:style>
    <style:style style:name="T28_21" style:family="text">
      <style:text-properties fo:background-color="#ffffff"/>
    </style:style>
    <style:style style:name="T28_22" style:family="text">
      <style:text-properties fo:background-color="#ffffff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/>
    </style:style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T29_4" style:family="text">
      <style:text-properties fo:background-color="#ffffff"/>
    </style:style>
    <style:style style:name="T29_5" style:family="text">
      <style:text-properties fo:background-color="#ffffff"/>
    </style:style>
    <style:style style:name="T29_6" style:family="text">
      <style:text-properties fo:background-color="#ffffff"/>
    </style:style>
    <style:style style:name="T29_7" style:family="text">
      <style:text-properties fo:background-color="#ffffff"/>
    </style:style>
    <style:style style:name="T29_8" style:family="text">
      <style:text-properties fo:background-color="#ffffff"/>
    </style:style>
    <style:style style:name="T29_9" style:family="text">
      <style:text-properties fo:background-color="#ffffff"/>
    </style:style>
    <style:style style:name="T29_10" style:family="text">
      <style:text-properties fo:background-color="#ffffff"/>
    </style:style>
    <style:style style:name="T29_11" style:family="text">
      <style:text-properties fo:background-color="#ffffff"/>
    </style:style>
    <style:style style:name="T29_12" style:family="text">
      <style:text-properties fo:background-color="#ffffff"/>
    </style:style>
    <style:style style:name="T29_13" style:family="text">
      <style:text-properties fo:background-color="#ffffff"/>
    </style:style>
    <style:style style:name="T29_14" style:family="text">
      <style:text-properties fo:background-color="#ffffff"/>
    </style:style>
    <style:style style:name="T29_15" style:family="text">
      <style:text-properties fo:background-color="#ffffff"/>
    </style:style>
    <style:style style:name="T29_16" style:family="text">
      <style:text-properties fo:background-color="#ffffff"/>
    </style:style>
    <style:style style:name="T29_17" style:family="text">
      <style:text-properties fo:background-color="#ffffff"/>
    </style:style>
    <style:style style:name="T29_18" style:family="text">
      <style:text-properties fo:background-color="#ffffff"/>
    </style:style>
    <style:style style:name="T29_19" style:family="text">
      <style:text-properties fo:background-color="#ffffff"/>
    </style:style>
    <style:style style:name="T29_20" style:family="text">
      <style:text-properties fo:background-color="#ffffff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T30_9" style:family="text">
      <style:text-properties fo:background-color="#ffffff"/>
    </style:style>
    <style:style style:name="T30_10" style:family="text">
      <style:text-properties fo:background-color="#ffffff"/>
    </style:style>
    <style:style style:name="T30_11" style:family="text">
      <style:text-properties fo:background-color="#ffffff"/>
    </style:style>
    <style:style style:name="T30_12" style:family="text">
      <style:text-properties fo:background-color="#ffffff"/>
    </style:style>
    <style:style style:name="T30_13" style:family="text">
      <style:text-properties fo:background-color="#ffffff"/>
    </style:style>
    <style:style style:name="T30_14" style:family="text">
      <style:text-properties fo:background-color="#ffffff"/>
    </style:style>
    <style:style style:name="T30_15" style:family="text">
      <style:text-properties fo:background-color="#ffffff"/>
    </style:style>
    <style:style style:name="T30_16" style:family="text">
      <style:text-properties fo:background-color="#ffffff"/>
    </style:style>
    <style:style style:name="T30_17" style:family="text">
      <style:text-properties fo:background-color="#ffffff"/>
    </style:style>
    <style:style style:name="T30_18" style:family="text">
      <style:text-properties fo:background-color="#ffffff"/>
    </style:style>
    <style:style style:name="T30_19" style:family="text">
      <style:text-properties fo:background-color="#ffffff"/>
    </style:style>
    <style:style style:name="T30_20" style:family="text">
      <style:text-properties fo:background-color="#ffffff"/>
    </style:style>
    <style:style style:name="T30_21" style:family="text">
      <style:text-properties fo:background-color="#ffffff"/>
    </style:style>
    <style:style style:name="T30_22" style:family="text">
      <style:text-properties fo:background-color="#ffffff"/>
    </style:style>
    <style:style style:name="T30_23" style:family="text">
      <style:text-properties fo:background-color="#ffffff"/>
    </style:style>
    <style:style style:name="T30_24" style:family="text">
      <style:text-properties fo:background-color="#ffffff"/>
    </style:style>
    <style:style style:name="T30_25" style:family="text">
      <style:text-properties fo:background-color="#ffffff"/>
    </style:style>
    <style:style style:name="T30_26" style:family="text">
      <style:text-properties fo:background-color="#ffffff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T31_11" style:family="text">
      <style:text-properties fo:background-color="#ffffff"/>
    </style:style>
    <style:style style:name="T31_12" style:family="text">
      <style:text-properties fo:background-color="#ffffff"/>
    </style:style>
    <style:style style:name="T31_13" style:family="text">
      <style:text-properties fo:background-color="#ffffff"/>
    </style:style>
    <style:style style:name="T31_14" style:family="text">
      <style:text-properties fo:background-color="#ffffff"/>
    </style:style>
    <style:style style:name="T31_15" style:family="text">
      <style:text-properties fo:background-color="#ffffff"/>
    </style:style>
    <style:style style:name="T31_16" style:family="text">
      <style:text-properties fo:background-color="#ffffff"/>
    </style:style>
    <style:style style:name="T31_17" style:family="text">
      <style:text-properties fo:background-color="#ffffff"/>
    </style:style>
    <style:style style:name="T31_18" style:family="text">
      <style:text-properties fo:background-color="#ffffff"/>
    </style:style>
    <style:style style:name="T31_19" style:family="text">
      <style:text-properties fo:background-color="#ffffff"/>
    </style:style>
    <style:style style:name="T31_20" style:family="text">
      <style:text-properties fo:background-color="#ffffff"/>
    </style:style>
    <style:style style:name="T31_21" style:family="text">
      <style:text-properties fo:background-color="#ffffff"/>
    </style:style>
    <style:style style:name="T31_22" style:family="text">
      <style:text-properties fo:background-color="#ffffff"/>
    </style:style>
    <style:style style:name="T31_23" style:family="text">
      <style:text-properties fo:background-color="#ffffff"/>
    </style:style>
    <style:style style:name="T31_24" style:family="text">
      <style:text-properties fo:background-color="#ffffff"/>
    </style:style>
    <style:style style:name="T31_25" style:family="text">
      <style:text-properties fo:background-color="#ffffff"/>
    </style:style>
    <style:style style:name="T31_26" style:family="text">
      <style:text-properties fo:background-color="#ffffff"/>
    </style:style>
    <style:style style:name="T31_27" style:family="text">
      <style:text-properties fo:background-color="#ffffff"/>
    </style:style>
    <style:style style:name="T31_28" style:family="text">
      <style:text-properties fo:background-color="#ffffff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background-color="#ffffff"/>
    </style:style>
    <style:style style:name="T32_2" style:family="text">
      <style:text-properties fo:background-color="#ffffff"/>
    </style:style>
    <style:style style:name="T32_3" style:family="text">
      <style:text-properties fo:background-color="#ffffff"/>
    </style:style>
    <style:style style:name="T32_4" style:family="text">
      <style:text-properties fo:background-color="#ffffff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T32_17" style:family="text">
      <style:text-properties fo:background-color="#ffffff"/>
    </style:style>
    <style:style style:name="T32_18" style:family="text">
      <style:text-properties fo:background-color="#ffffff"/>
    </style:style>
    <style:style style:name="T32_19" style:family="text">
      <style:text-properties fo:background-color="#ffffff"/>
    </style:style>
    <style:style style:name="T32_20" style:family="text">
      <style:text-properties fo:background-color="#ffffff"/>
    </style:style>
    <style:style style:name="T32_21" style:family="text">
      <style:text-properties fo:background-color="#ffffff"/>
    </style:style>
    <style:style style:name="T32_22" style:family="text">
      <style:text-properties fo:background-color="#ffffff"/>
    </style:style>
    <style:style style:name="T32_23" style:family="text">
      <style:text-properties fo:background-color="#ffffff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>
      <style:text-properties fo:background-color="#ffffff"/>
    </style:style>
    <style:style style:name="T33_2" style:family="text">
      <style:text-properties fo:background-color="#ffffff"/>
    </style:style>
    <style:style style:name="T33_3" style:family="text">
      <style:text-properties fo:background-color="#ffffff"/>
    </style:style>
    <style:style style:name="T33_4" style:family="text">
      <style:text-properties fo:background-color="#ffffff"/>
    </style:style>
    <style:style style:name="T33_5" style:family="text">
      <style:text-properties fo:background-color="#ffffff"/>
    </style:style>
    <style:style style:name="T33_6" style:family="text">
      <style:text-properties fo:background-color="#ffffff"/>
    </style:style>
    <style:style style:name="T33_7" style:family="text">
      <style:text-properties fo:background-color="#ffffff"/>
    </style:style>
    <style:style style:name="T33_8" style:family="text">
      <style:text-properties fo:background-color="#ffffff"/>
    </style:style>
    <style:style style:name="T33_9" style:family="text">
      <style:text-properties fo:background-color="#ffffff"/>
    </style:style>
    <style:style style:name="T33_10" style:family="text">
      <style:text-properties fo:background-color="#ffffff"/>
    </style:style>
    <style:style style:name="T33_11" style:family="text">
      <style:text-properties fo:background-color="#ffffff"/>
    </style:style>
    <style:style style:name="T33_12" style:family="text">
      <style:text-properties fo:background-color="#ffffff"/>
    </style:style>
    <style:style style:name="T33_13" style:family="text">
      <style:text-properties fo:background-color="#ffffff"/>
    </style:style>
    <style:style style:name="T33_14" style:family="text">
      <style:text-properties fo:background-color="#ffffff"/>
    </style:style>
    <style:style style:name="T33_15" style:family="text">
      <style:text-properties fo:background-color="#ffffff"/>
    </style:style>
    <style:style style:name="T33_16" style:family="text">
      <style:text-properties fo:background-color="#ffffff"/>
    </style:style>
    <style:style style:name="T33_17" style:family="text">
      <style:text-properties fo:background-color="#ffffff"/>
    </style:style>
    <style:style style:name="T33_18" style:family="text">
      <style:text-properties fo:background-color="#ffffff"/>
    </style:style>
    <style:style style:name="T33_19" style:family="text">
      <style:text-properties fo:background-color="#ffffff"/>
    </style:style>
    <style:style style:name="T33_20" style:family="text">
      <style:text-properties fo:background-color="#ffffff"/>
    </style:style>
    <style:style style:name="T33_21" style:family="text">
      <style:text-properties fo:background-color="#ffffff"/>
    </style:style>
    <style:style style:name="T33_22" style:family="text">
      <style:text-properties fo:background-color="#ffffff"/>
    </style:style>
    <style:style style:name="T33_23" style:family="text">
      <style:text-properties fo:background-color="#ffffff"/>
    </style:style>
    <style:style style:name="T33_24" style:family="text">
      <style:text-properties fo:background-color="#ffffff"/>
    </style:style>
    <style:style style:name="P3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j2rbxagp18i5"/><text:bookmark-end text:name="h.j2rbxagp18i5"/><text:span text:style-name="T1_1">Isabel</text:span><text:span text:style-name="T1_2"><text:s/></text:span><text:span text:style-name="T1_3">Williams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Isabel</text:span><text:span text:style-name="T3_6"><text:s/></text:span><text:span text:style-name="T3_7">Williams</text:span><text:span text:style-name="T3_8">,<text:s/></text:span><text:span text:style-name="T3_9">wife</text:span><text:span text:style-name="T3_10"><text:s/></text:span><text:span text:style-name="T3_11">to</text:span><text:span text:style-name="T3_12"><text:s/></text:span><text:span text:style-name="T3_13">the</text:span><text:span text:style-name="T3_14"><text:s/></text:span><text:span text:style-name="T3_15">town</text:span><text:span text:style-name="T3_16"><text:s/></text:span><text:span text:style-name="T3_17">doctor</text:span><text:span text:style-name="T3_18"><text:s/></text:span><text:span text:style-name="T3_19">Wendel</text:span><text:span text:style-name="T3_20"><text:s/></text:span><text:span text:style-name="T3_21">Williams</text:span><text:span text:style-name="T3_22">.<text:s/></text:span><text:span text:style-name="T3_23">Your</text:span><text:span text:style-name="T3_24"><text:s/></text:span><text:span text:style-name="T3_25">husband</text:span><text:span text:style-name="T3_26"><text:s/></text:span><text:span text:style-name="T3_27">is</text:span><text:span text:style-name="T3_28"><text:s/></text:span><text:span text:style-name="T3_29">a</text:span><text:span text:style-name="T3_30"><text:s/></text:span><text:span text:style-name="T3_31">well</text:span><text:span text:style-name="T3_32">-</text:span><text:span text:style-name="T3_33">respected</text:span><text:span text:style-name="T3_34"><text:s/></text:span><text:span text:style-name="T3_35">Cambridge</text:span><text:span text:style-name="T3_36"><text:s/></text:span><text:span text:style-name="T3_37">educated</text:span><text:span text:style-name="T3_38"><text:s/></text:span><text:span text:style-name="T3_39">physician</text:span><text:span text:style-name="T3_40">.<text:s/></text:span><text:span text:style-name="T3_41">To</text:span><text:span text:style-name="T3_42"><text:s/></text:span><text:span text:style-name="T3_43">you</text:span><text:span text:style-name="T3_44">,<text:s/></text:span><text:span text:style-name="T3_45">though</text:span><text:span text:style-name="T3_46">,<text:s/></text:span><text:span text:style-name="T3_47">he</text:span><text:span text:style-name="T3_48">’</text:span><text:span text:style-name="T3_49">s</text:span><text:span text:style-name="T3_50"><text:s/></text:span><text:span text:style-name="T3_51">a</text:span><text:span text:style-name="T3_52"><text:s/></text:span><text:span text:style-name="T3_53">well</text:span><text:span text:style-name="T3_54">-</text:span><text:span text:style-name="T3_55">meaning</text:span><text:span text:style-name="T3_56"><text:s/></text:span><text:span text:style-name="T3_57">but</text:span><text:span text:style-name="T3_58"><text:s/></text:span><text:span text:style-name="T3_59">bumbling</text:span><text:span text:style-name="T3_60"><text:s/></text:span><text:span text:style-name="T3_61">fool</text:span><text:span text:style-name="T3_62"><text:s/></text:span><text:span text:style-name="T3_63">with</text:span><text:span text:style-name="T3_64"><text:s/></text:span><text:span text:style-name="T3_65">no</text:span><text:span text:style-name="T3_66"><text:s/></text:span><text:span text:style-name="T3_67">real</text:span><text:span text:style-name="T3_68"><text:s/></text:span><text:span text:style-name="T3_69">ambitions</text:span><text:span text:style-name="T3_70"><text:s/></text:span><text:span text:style-name="T3_71">and</text:span><text:span text:style-name="T3_72"><text:s/></text:span><text:span text:style-name="T3_73">no</text:span><text:span text:style-name="T3_74"><text:s/></text:span><text:span text:style-name="T3_75">aims</text:span><text:span text:style-name="T3_76"><text:s/></text:span><text:span text:style-name="T3_77">beyond</text:span><text:span text:style-name="T3_78"><text:s/></text:span><text:span text:style-name="T3_79">this</text:span><text:span text:style-name="T3_80"><text:s/></text:span><text:span text:style-name="T3_81">small</text:span><text:span text:style-name="T3_82"><text:s/></text:span><text:span text:style-name="T3_83">provincial</text:span><text:span text:style-name="T3_84"><text:s/></text:span><text:span text:style-name="T3_85">town</text:span><text:span text:style-name="T3_86">.</text:span></text:p>
      <text:p text:style-name="P4"/>
      <text:p text:style-name="P5"><text:span text:style-name="T5_1">You</text:span><text:span text:style-name="T5_2"><text:s/></text:span><text:span text:style-name="T5_3">know</text:span><text:span text:style-name="T5_4"><text:s/></text:span><text:span text:style-name="T5_5">that</text:span><text:span text:style-name="T5_6"><text:s/></text:span><text:span text:style-name="T5_7">he</text:span><text:span text:style-name="T5_8">’</text:span><text:span text:style-name="T5_9">s</text:span><text:span text:style-name="T5_10"><text:s/></text:span><text:span text:style-name="T5_11">got</text:span><text:span text:style-name="T5_12"><text:s/></text:span><text:span text:style-name="T5_13">himself</text:span><text:span text:style-name="T5_14"><text:s/></text:span><text:span text:style-name="T5_15">involved</text:span><text:span text:style-name="T5_16"><text:s/></text:span><text:span text:style-name="T5_17">in</text:span><text:span text:style-name="T5_18"><text:s/></text:span><text:span text:style-name="T5_19">some</text:span><text:span text:style-name="T5_20"><text:s/></text:span><text:span text:style-name="T5_21">potentially</text:span><text:span text:style-name="T5_22"><text:s/></text:span><text:span text:style-name="T5_23">nasty</text:span><text:span text:style-name="T5_24"><text:s/></text:span><text:span text:style-name="T5_25">business</text:span><text:span text:style-name="T5_26"><text:s/></text:span><text:span text:style-name="T5_27">of</text:span><text:span text:style-name="T5_28"><text:s/></text:span><text:span text:style-name="T5_29">late</text:span><text:span text:style-name="T5_30"><text:s/></text:span><text:span text:style-name="T5_31">and</text:span><text:span text:style-name="T5_32"><text:s/></text:span><text:span text:style-name="T5_33">that</text:span><text:span text:style-name="T5_34"><text:s/></text:span><text:span text:style-name="T5_35">he</text:span><text:span text:style-name="T5_36"><text:s/></text:span><text:span text:style-name="T5_37">may</text:span><text:span text:style-name="T5_38"><text:s/></text:span><text:span text:style-name="T5_39">ask</text:span><text:span text:style-name="T5_40"><text:s/></text:span><text:span text:style-name="T5_41">for</text:span><text:span text:style-name="T5_42"><text:s/></text:span><text:span text:style-name="T5_43">your</text:span><text:span text:style-name="T5_44"><text:s/></text:span><text:span text:style-name="T5_45">assistance</text:span><text:span text:style-name="T5_46"><text:s/></text:span><text:span text:style-name="T5_47">if</text:span><text:span text:style-name="T5_48"><text:s/></text:span><text:span text:style-name="T5_49">things</text:span><text:span text:style-name="T5_50"><text:s/></text:span><text:span text:style-name="T5_51">get</text:span><text:span text:style-name="T5_52"><text:s/></text:span><text:span text:style-name="T5_53">dire</text:span><text:span text:style-name="T5_54"><text:s/></text:span><text:span text:style-name="T5_55">but</text:span><text:span text:style-name="T5_56"><text:s/></text:span><text:span text:style-name="T5_57">frankly</text:span><text:span text:style-name="T5_58"><text:s/></text:span><text:span text:style-name="T5_59">so</text:span><text:span text:style-name="T5_60"><text:s/></text:span><text:span text:style-name="T5_61">long</text:span><text:span text:style-name="T5_62"><text:s/></text:span><text:span text:style-name="T5_63">as</text:span><text:span text:style-name="T5_64"><text:s/></text:span><text:span text:style-name="T5_65">it</text:span><text:span text:style-name="T5_66"><text:s/></text:span><text:span text:style-name="T5_67">doesn</text:span><text:span text:style-name="T5_68">’</text:span><text:span text:style-name="T5_69">t</text:span><text:span text:style-name="T5_70"><text:s/></text:span><text:span text:style-name="T5_71">impact</text:span><text:span text:style-name="T5_72"><text:s/></text:span><text:span text:style-name="T5_73">you</text:span><text:span text:style-name="T5_74"><text:s/></text:span><text:span text:style-name="T5_75">too</text:span><text:span text:style-name="T5_76"><text:s/></text:span><text:span text:style-name="T5_77">much</text:span><text:span text:style-name="T5_78">,<text:s/></text:span><text:span text:style-name="T5_79">you</text:span><text:span text:style-name="T5_80"><text:s/></text:span><text:span text:style-name="T5_81">don</text:span><text:span text:style-name="T5_82">’</text:span><text:span text:style-name="T5_83">t</text:span><text:span text:style-name="T5_84"><text:s/></text:span><text:span text:style-name="T5_85">really</text:span><text:span text:style-name="T5_86"><text:s/></text:span><text:span text:style-name="T5_87">care</text:span><text:span text:style-name="T5_88"><text:s/></text:span><text:span text:style-name="T5_89">what</text:span><text:span text:style-name="T5_90"><text:s/></text:span><text:span text:style-name="T5_91">becomes</text:span><text:span text:style-name="T5_92"><text:s/></text:span><text:span text:style-name="T5_93">of</text:span><text:span text:style-name="T5_94"><text:s/></text:span><text:span text:style-name="T5_95">dear</text:span><text:span text:style-name="T5_96"><text:s/></text:span><text:span text:style-name="T5_97">Wendel</text:span><text:span text:style-name="T5_98">.<text:s/></text:span><text:span text:style-name="T5_99">He</text:span><text:span text:style-name="T5_100"><text:s/></text:span><text:span text:style-name="T5_101">has</text:span><text:span text:style-name="T5_102"><text:s/></text:span><text:span text:style-name="T5_103">been</text:span><text:span text:style-name="T5_104"><text:s/></text:span><text:span text:style-name="T5_105">consorting</text:span><text:span text:style-name="T5_106"><text:s/></text:span><text:span text:style-name="T5_107">with</text:span><text:span text:style-name="T5_108"><text:s/></text:span><text:span text:style-name="T5_109">Alister</text:span><text:span text:style-name="T5_110"><text:s/></text:span><text:span text:style-name="T5_111">Rudden</text:span><text:span text:style-name="T5_112">,<text:s/></text:span><text:span text:style-name="T5_113">the</text:span><text:span text:style-name="T5_114"><text:s/></text:span><text:span text:style-name="T5_115">known</text:span><text:span text:style-name="T5_116"><text:s/></text:span><text:span text:style-name="T5_117">crook</text:span><text:span text:style-name="T5_118">,<text:s/></text:span><text:span text:style-name="T5_119">and</text:span><text:span text:style-name="T5_120"><text:s/></text:span><text:span text:style-name="T5_121">was</text:span><text:span text:style-name="T5_122"><text:s/></text:span><text:span text:style-name="T5_123">talking</text:span><text:span text:style-name="T5_124"><text:s/></text:span><text:span text:style-name="T5_125">of</text:span><text:span text:style-name="T5_126"><text:s/></text:span><text:span text:style-name="T5_127">making</text:span><text:span text:style-name="T5_128"><text:s/></text:span><text:span text:style-name="T5_129">a</text:span><text:span text:style-name="T5_130"><text:s/></text:span><text:span text:style-name="T5_131">trip</text:span><text:span text:style-name="T5_132"><text:s/></text:span><text:span text:style-name="T5_133">from</text:span><text:span text:style-name="T5_134"><text:s/></text:span><text:span text:style-name="T5_135">London</text:span><text:span text:style-name="T5_136"><text:s/></text:span><text:span text:style-name="T5_137">in</text:span><text:span text:style-name="T5_138"><text:s/></text:span><text:span text:style-name="T5_139">the</text:span><text:span text:style-name="T5_140"><text:s/></text:span><text:span text:style-name="T5_141">dead</text:span><text:span text:style-name="T5_142"><text:s/></text:span><text:span text:style-name="T5_143">of</text:span><text:span text:style-name="T5_144"><text:s/></text:span><text:span text:style-name="T5_145">the</text:span><text:span text:style-name="T5_146"><text:s/></text:span><text:span text:style-name="T5_147">night</text:span><text:span text:style-name="T5_148">.</text:span></text:p>
      <text:p text:style-name="P6"/>
      <text:p text:style-name="P7"><text:span text:style-name="T7_1">What</text:span><text:span text:style-name="T7_2"><text:s/></text:span><text:span text:style-name="T7_3">you</text:span><text:span text:style-name="T7_4"><text:s/></text:span><text:span text:style-name="T7_5">do</text:span><text:span text:style-name="T7_6"><text:s/></text:span><text:span text:style-name="T7_7">care</text:span><text:span text:style-name="T7_8"><text:s/></text:span><text:span text:style-name="T7_9">about</text:span><text:span text:style-name="T7_10"><text:s/></text:span><text:span text:style-name="T7_11">is</text:span><text:span text:style-name="T7_12"><text:s/></text:span><text:span text:style-name="T7_13">something</text:span><text:span text:style-name="T7_14"><text:s/></text:span><text:span text:style-name="T7_15">far</text:span><text:span text:style-name="T7_16"><text:s/></text:span><text:span text:style-name="T7_17">greater</text:span><text:span text:style-name="T7_18"><text:s/></text:span><text:span text:style-name="T7_19">than</text:span><text:span text:style-name="T7_20"><text:s/></text:span><text:span text:style-name="T7_21">your</text:span><text:span text:style-name="T7_22"><text:s/></text:span><text:span text:style-name="T7_23">short</text:span><text:span text:style-name="T7_24">-</text:span><text:span text:style-name="T7_25">sighted</text:span><text:span text:style-name="T7_26"><text:s/></text:span><text:span text:style-name="T7_27">husband</text:span><text:span text:style-name="T7_28"><text:s/></text:span><text:span text:style-name="T7_29">could</text:span><text:span text:style-name="T7_30"><text:s/></text:span><text:span text:style-name="T7_31">ever</text:span><text:span text:style-name="T7_32"><text:s/></text:span><text:span text:style-name="T7_33">contemplate</text:span><text:span text:style-name="T7_34"><text:s/>-<text:s/></text:span><text:span text:style-name="T7_35">something</text:span><text:span text:style-name="T7_36"><text:s/></text:span><text:span text:style-name="T7_37">that</text:span><text:span text:style-name="T7_38"><text:s/></text:span><text:span text:style-name="T7_39">you</text:span><text:span text:style-name="T7_40"><text:s/></text:span><text:span text:style-name="T7_41">have</text:span><text:span text:style-name="T7_42"><text:s/></text:span><text:span text:style-name="T7_43">never</text:span><text:span text:style-name="T7_44"><text:s/></text:span><text:span text:style-name="T7_45">told</text:span><text:span text:style-name="T7_46"><text:s/></text:span><text:span text:style-name="T7_47">him</text:span><text:span text:style-name="T7_48"><text:s/></text:span><text:span text:style-name="T7_49">about</text:span><text:span text:style-name="T7_50"><text:s/></text:span><text:span text:style-name="T7_51">and</text:span><text:span text:style-name="T7_52"><text:s/></text:span><text:span text:style-name="T7_53">very</text:span><text:span text:style-name="T7_54"><text:s/></text:span><text:span text:style-name="T7_55">few</text:span><text:span text:style-name="T7_56"><text:s/></text:span><text:span text:style-name="T7_57">people</text:span><text:span text:style-name="T7_58"><text:s/></text:span><text:span text:style-name="T7_59">are</text:span><text:span text:style-name="T7_60"><text:s/></text:span><text:span text:style-name="T7_61">aware</text:span><text:span text:style-name="T7_62"><text:s/></text:span><text:span text:style-name="T7_63">of</text:span><text:span text:style-name="T7_64">.</text:span></text:p>
      <text:p text:style-name="P8"/>
      <text:p text:style-name="P9"><text:span text:style-name="T9_1">It</text:span><text:span text:style-name="T9_2"><text:s/></text:span><text:span text:style-name="T9_3">all</text:span><text:span text:style-name="T9_4"><text:s/></text:span><text:span text:style-name="T9_5">started</text:span><text:span text:style-name="T9_6"><text:s/></text:span><text:span text:style-name="T9_7">consumed</text:span><text:span text:style-name="T9_8"><text:s/></text:span><text:span text:style-name="T9_9">by</text:span><text:span text:style-name="T9_10"><text:s/></text:span><text:span text:style-name="T9_11">the</text:span><text:span text:style-name="T9_12"><text:s/></text:span><text:span text:style-name="T9_13">sheer</text:span><text:span text:style-name="T9_14"><text:s/></text:span><text:span text:style-name="T9_15">boredom</text:span><text:span text:style-name="T9_16"><text:s/></text:span><text:span text:style-name="T9_17">from</text:span><text:span text:style-name="T9_18"><text:s/></text:span><text:span text:style-name="T9_19">the</text:span><text:span text:style-name="T9_20"><text:s/></text:span><text:span text:style-name="T9_21">dull</text:span><text:span text:style-name="T9_22"><text:s/></text:span><text:span text:style-name="T9_23">life</text:span><text:span text:style-name="T9_24"><text:s/></text:span><text:span text:style-name="T9_25">of</text:span><text:span text:style-name="T9_26"><text:s/></text:span><text:span text:style-name="T9_27">a</text:span><text:span text:style-name="T9_28"><text:s/></text:span><text:span text:style-name="T9_29">house</text:span><text:span text:style-name="T9_30">-</text:span><text:span text:style-name="T9_31">wife</text:span><text:span text:style-name="T9_32">,<text:s/></text:span><text:span text:style-name="T9_33">you</text:span><text:span text:style-name="T9_34"><text:s/></text:span><text:span text:style-name="T9_35">came</text:span><text:span text:style-name="T9_36"><text:s/></text:span><text:span text:style-name="T9_37">across</text:span><text:span text:style-name="T9_38"><text:s/></text:span><text:span text:style-name="T9_39">a</text:span><text:span text:style-name="T9_40"><text:s/></text:span><text:span text:style-name="T9_41">dusty</text:span><text:span text:style-name="T9_42"><text:s/></text:span><text:span text:style-name="T9_43">tome</text:span><text:span text:style-name="T9_44"><text:s/></text:span><text:span text:style-name="T9_45">in</text:span><text:span text:style-name="T9_46"><text:s/></text:span><text:span text:style-name="T9_47">the</text:span><text:span text:style-name="T9_48"><text:s/></text:span><text:span text:style-name="T9_49">Williams</text:span><text:span text:style-name="T9_50"><text:s/></text:span><text:span text:style-name="T9_51">household</text:span><text:span text:style-name="T9_52"><text:s/></text:span><text:span text:style-name="T9_53">collection</text:span><text:span text:style-name="T9_54">,<text:s/></text:span><text:span text:style-name="T9_55">titled</text:span><text:span text:style-name="T9_56"><text:s/>“</text:span><text:span text:style-name="T9_57">Alchemy</text:span><text:span text:style-name="T9_58"><text:s/></text:span><text:span text:style-name="T9_59">and</text:span><text:span text:style-name="T9_60"><text:s/></text:span><text:span text:style-name="T9_61">the</text:span><text:span text:style-name="T9_62"><text:s/></text:span><text:span text:style-name="T9_63">Occult</text:span><text:span text:style-name="T9_64">”.<text:s/></text:span><text:span text:style-name="T9_65">The</text:span><text:span text:style-name="T9_66"><text:s/></text:span><text:span text:style-name="T9_67">book</text:span><text:span text:style-name="T9_68"><text:s/></text:span><text:span text:style-name="T9_69">opened</text:span><text:span text:style-name="T9_70"><text:s/></text:span><text:span text:style-name="T9_71">a</text:span><text:span text:style-name="T9_72"><text:s/></text:span><text:span text:style-name="T9_73">door</text:span><text:span text:style-name="T9_74"><text:s/></text:span><text:span text:style-name="T9_75">to</text:span><text:span text:style-name="T9_76"><text:s/></text:span><text:span text:style-name="T9_77">a</text:span><text:span text:style-name="T9_78"><text:s/></text:span><text:span text:style-name="T9_79">world</text:span><text:span text:style-name="T9_80"><text:s/></text:span><text:span text:style-name="T9_81">of</text:span><text:span text:style-name="T9_82"><text:s/></text:span><text:span text:style-name="T9_83">mystery</text:span><text:span text:style-name="T9_84"><text:s/></text:span><text:span text:style-name="T9_85">and</text:span><text:span text:style-name="T9_86"><text:s/></text:span><text:span text:style-name="T9_87">the</text:span><text:span text:style-name="T9_88"><text:s/></text:span><text:span text:style-name="T9_89">Supernatural</text:span><text:span text:style-name="T9_90">.<text:s/></text:span><text:span text:style-name="T9_91">You</text:span><text:span text:style-name="T9_92"><text:s/></text:span><text:span text:style-name="T9_93">quickly</text:span><text:span text:style-name="T9_94"><text:s/></text:span><text:span text:style-name="T9_95">learnt</text:span><text:span text:style-name="T9_96"><text:s/></text:span><text:span text:style-name="T9_97">the</text:span><text:span text:style-name="T9_98"><text:s/></text:span><text:span text:style-name="T9_99">basics</text:span><text:span text:style-name="T9_100"><text:s/></text:span><text:span text:style-name="T9_101">of</text:span><text:span text:style-name="T9_102"><text:s/></text:span><text:span text:style-name="T9_103">an</text:span><text:span text:style-name="T9_104"><text:s/></text:span><text:span text:style-name="T9_105">alchemists</text:span><text:span text:style-name="T9_106"><text:s/></text:span><text:span text:style-name="T9_107">transmutations</text:span><text:span text:style-name="T9_108"><text:s/></text:span><text:span text:style-name="T9_109">and</text:span><text:span text:style-name="T9_110"><text:s/></text:span><text:span text:style-name="T9_111">your</text:span><text:span text:style-name="T9_112"><text:s/></text:span><text:span text:style-name="T9_113">knowledge</text:span><text:span text:style-name="T9_114"><text:s/></text:span><text:span text:style-name="T9_115">and</text:span><text:span text:style-name="T9_116"><text:s/></text:span><text:span text:style-name="T9_117">experience</text:span><text:span text:style-name="T9_118"><text:s/></text:span><text:span text:style-name="T9_119">has</text:span><text:span text:style-name="T9_120"><text:s/></text:span><text:span text:style-name="T9_121">only</text:span><text:span text:style-name="T9_122"><text:s/></text:span><text:span text:style-name="T9_123">grown</text:span><text:span text:style-name="T9_124"><text:s/></text:span><text:span text:style-name="T9_125">from</text:span><text:span text:style-name="T9_126"><text:s/></text:span><text:span text:style-name="T9_127">then</text:span><text:span text:style-name="T9_128"><text:s/></text:span><text:span text:style-name="T9_129">on</text:span><text:span text:style-name="T9_130">.</text:span></text:p>
      <text:p text:style-name="P10"/>
      <text:p text:style-name="P11"><text:span text:style-name="T11_1">Unfortunately</text:span><text:span text:style-name="T11_2">,<text:s/></text:span><text:span text:style-name="T11_3">the</text:span><text:span text:style-name="T11_4"><text:s/></text:span><text:span text:style-name="T11_5">higher</text:span><text:span text:style-name="T11_6"><text:s/></text:span><text:span text:style-name="T11_7">level</text:span><text:span text:style-name="T11_8"><text:s/></text:span><text:span text:style-name="T11_9">recipes</text:span><text:span text:style-name="T11_10"><text:s/></text:span><text:span text:style-name="T11_11">contained</text:span><text:span text:style-name="T11_12"><text:s/></text:span><text:span text:style-name="T11_13">within</text:span><text:span text:style-name="T11_14"><text:s/></text:span><text:span text:style-name="T11_15">the</text:span><text:span text:style-name="T11_16"><text:s/></text:span><text:span text:style-name="T11_17">book</text:span><text:span text:style-name="T11_18"><text:s/></text:span><text:span text:style-name="T11_19">require</text:span><text:span text:style-name="T11_20"><text:s/></text:span><text:span text:style-name="T11_21">rare</text:span><text:span text:style-name="T11_22"><text:s/></text:span><text:span text:style-name="T11_23">ingredients</text:span><text:span text:style-name="T11_24"><text:s/></text:span><text:span text:style-name="T11_25">that</text:span><text:span text:style-name="T11_26"><text:s/></text:span><text:span text:style-name="T11_27">have</text:span><text:span text:style-name="T11_28"><text:s/></text:span><text:span text:style-name="T11_29">proved</text:span><text:span text:style-name="T11_30"><text:s/></text:span><text:span text:style-name="T11_31">very</text:span><text:span text:style-name="T11_32"><text:s/></text:span><text:span text:style-name="T11_33">challenging</text:span><text:span text:style-name="T11_34"><text:s/></text:span><text:span text:style-name="T11_35">to</text:span><text:span text:style-name="T11_36"><text:s/></text:span><text:span text:style-name="T11_37">obtain</text:span><text:span text:style-name="T11_38">.<text:s/></text:span><text:span text:style-name="T11_39">In</text:span><text:span text:style-name="T11_40"><text:s/></text:span><text:span text:style-name="T11_41">particular</text:span><text:span text:style-name="T11_42">,<text:s/></text:span><text:span text:style-name="T11_43">you</text:span><text:span text:style-name="T11_44"><text:s/></text:span><text:span text:style-name="T11_45">are</text:span><text:span text:style-name="T11_46"><text:s/></text:span><text:span text:style-name="T11_47">after</text:span><text:span text:style-name="T11_48"><text:s/></text:span><text:span text:style-name="T11_49">the</text:span><text:span text:style-name="T11_50"><text:s/></text:span><text:span text:style-name="T11_51">ashes</text:span><text:span text:style-name="T11_52"><text:s/></text:span><text:span text:style-name="T11_53">of</text:span><text:span text:style-name="T11_54"><text:s/></text:span><text:span text:style-name="T11_55">a</text:span><text:span text:style-name="T11_56"><text:s/></text:span><text:span text:style-name="T11_57">freshly</text:span><text:span text:style-name="T11_58"><text:s/></text:span><text:span text:style-name="T11_59">burnt</text:span><text:span text:style-name="T11_60"><text:s/></text:span><text:span text:style-name="T11_61">witch</text:span><text:span text:style-name="T11_62">,<text:s/></text:span><text:span text:style-name="T11_63">wizard</text:span><text:span text:style-name="T11_64"><text:s/></text:span><text:span text:style-name="T11_65">or</text:span><text:span text:style-name="T11_66"><text:s/></text:span><text:span text:style-name="T11_67">other</text:span><text:span text:style-name="T11_68"><text:s/></text:span><text:span text:style-name="T11_69">creature</text:span><text:span text:style-name="T11_70"><text:s/></text:span><text:span text:style-name="T11_71">of</text:span><text:span text:style-name="T11_72"><text:s/></text:span><text:span text:style-name="T11_73">Supernatural</text:span><text:span text:style-name="T11_74"><text:s/></text:span><text:span text:style-name="T11_75">divination</text:span><text:span text:style-name="T11_76">.<text:s/></text:span><text:span text:style-name="T11_77">Prior</text:span><text:span text:style-name="T11_78"><text:s/></text:span><text:span text:style-name="T11_79">to</text:span><text:span text:style-name="T11_80"><text:s/></text:span><text:span text:style-name="T11_81">your</text:span><text:span text:style-name="T11_82"><text:s/></text:span><text:span text:style-name="T11_83">enlightenment</text:span><text:span text:style-name="T11_84"><text:s/></text:span><text:span text:style-name="T11_85">you</text:span><text:span text:style-name="T11_86"><text:s/></text:span><text:span text:style-name="T11_87">would</text:span><text:span text:style-name="T11_88"><text:s/></text:span><text:span text:style-name="T11_89">have</text:span><text:span text:style-name="T11_90"><text:s/></text:span><text:span text:style-name="T11_91">given</text:span><text:span text:style-name="T11_92"><text:s/></text:span><text:span text:style-name="T11_93">up</text:span><text:span text:style-name="T11_94"><text:s/></text:span><text:span text:style-name="T11_95">this</text:span><text:span text:style-name="T11_96"><text:s/></text:span><text:span text:style-name="T11_97">search</text:span><text:span text:style-name="T11_98"><text:s/>-<text:s/></text:span><text:span text:style-name="T11_99">but</text:span><text:span text:style-name="T11_100"><text:s/></text:span><text:span text:style-name="T11_101">now</text:span><text:span text:style-name="T11_102"><text:s/></text:span><text:span text:style-name="T11_103">you</text:span><text:span text:style-name="T11_104"><text:s/></text:span><text:span text:style-name="T11_105">wholeheartedly</text:span><text:span text:style-name="T11_106"><text:s/></text:span><text:span text:style-name="T11_107">believe</text:span><text:span text:style-name="T11_108"><text:s/></text:span><text:span text:style-name="T11_109">that</text:span><text:span text:style-name="T11_110"><text:s/></text:span><text:span text:style-name="T11_111">such</text:span><text:span text:style-name="T11_112"><text:s/></text:span><text:span text:style-name="T11_113">Supernaturals</text:span><text:span text:style-name="T11_114"><text:s/></text:span><text:span text:style-name="T11_115">do</text:span><text:span text:style-name="T11_116"><text:s/></text:span><text:span text:style-name="T11_117">exist</text:span><text:span text:style-name="T11_118"><text:s/></text:span><text:span text:style-name="T11_119">in</text:span><text:span text:style-name="T11_120"><text:s/></text:span><text:span text:style-name="T11_121">Luton</text:span><text:span text:style-name="T11_122"><text:s/></text:span><text:span text:style-name="T11_123">and</text:span><text:span text:style-name="T11_124"><text:s/></text:span><text:span text:style-name="T11_125">you</text:span><text:span text:style-name="T11_126"><text:s/></text:span><text:span text:style-name="T11_127">will</text:span><text:span text:style-name="T11_128"><text:s/></text:span><text:span text:style-name="T11_129">stop</text:span><text:span text:style-name="T11_130"><text:s/></text:span><text:span text:style-name="T11_131">at</text:span><text:span text:style-name="T11_132"><text:s/></text:span><text:span text:style-name="T11_133">nothing</text:span><text:span text:style-name="T11_134"><text:s/></text:span><text:span text:style-name="T11_135">to</text:span><text:span text:style-name="T11_136"><text:s/></text:span><text:span text:style-name="T11_137">see</text:span><text:span text:style-name="T11_138"><text:s/></text:span><text:span text:style-name="T11_139">them</text:span><text:span text:style-name="T11_140"><text:s/></text:span><text:span text:style-name="T11_141">burn</text:span><text:span text:style-name="T11_142">!<text:s/></text:span><text:span text:style-name="T11_143">The</text:span><text:span text:style-name="T11_144"><text:s/></text:span><text:span text:style-name="T11_145">more</text:span><text:span text:style-name="T11_146"><text:s/></text:span><text:span text:style-name="T11_147">the</text:span><text:span text:style-name="T11_148"><text:s/></text:span><text:span text:style-name="T11_149">better</text:span><text:span text:style-name="T11_150">.<text:s/></text:span><text:span text:style-name="T11_151">To</text:span><text:span text:style-name="T11_152"><text:s/></text:span><text:span text:style-name="T11_153">this</text:span><text:span text:style-name="T11_154"><text:s/></text:span><text:span text:style-name="T11_155">end</text:span><text:span text:style-name="T11_156">,<text:s/></text:span><text:span text:style-name="T11_157">you</text:span><text:span text:style-name="T11_158"><text:s/></text:span><text:span text:style-name="T11_159">must</text:span><text:span text:style-name="T11_160"><text:s/></text:span><text:span text:style-name="T11_161">make</text:span><text:span text:style-name="T11_162"><text:s/></text:span><text:span text:style-name="T11_163">sure</text:span><text:span text:style-name="T11_164"><text:s/></text:span><text:span text:style-name="T11_165">that</text:span><text:span text:style-name="T11_166"><text:s/>“</text:span><text:span text:style-name="T11_167">Witchcraft</text:span><text:span text:style-name="T11_168">”<text:s/></text:span><text:span text:style-name="T11_169">remains</text:span><text:span text:style-name="T11_170"><text:s/></text:span><text:span text:style-name="T11_171">an</text:span><text:span text:style-name="T11_172"><text:s/></text:span><text:span text:style-name="T11_173">offence</text:span><text:span text:style-name="T11_174"><text:s/></text:span><text:span text:style-name="T11_175">punishable</text:span><text:span text:style-name="T11_176"><text:s/></text:span><text:span text:style-name="T11_177">by</text:span><text:span text:style-name="T11_178"><text:s/></text:span><text:span text:style-name="T11_179">burning</text:span><text:span text:style-name="T11_180"><text:s/></text:span><text:span text:style-name="T11_181">on</text:span><text:span text:style-name="T11_182"><text:s/></text:span><text:span text:style-name="T11_183">the</text:span><text:span text:style-name="T11_184"><text:s/></text:span><text:span text:style-name="T11_185">Town</text:span><text:span text:style-name="T11_186"><text:s/></text:span><text:span text:style-name="T11_187">Charter</text:span><text:span text:style-name="T11_188">.</text:span></text:p>
      <text:p text:style-name="P12"/>
      <text:p text:style-name="P13"><text:span text:style-name="T13_1">These</text:span><text:span text:style-name="T13_2"><text:s/></text:span><text:span text:style-name="T13_3">Christmas</text:span><text:span text:style-name="T13_4"><text:s/></text:span><text:span text:style-name="T13_5">celebrations</text:span><text:span text:style-name="T13_6"><text:s/></text:span><text:span text:style-name="T13_7">always</text:span><text:span text:style-name="T13_8"><text:s/></text:span><text:span text:style-name="T13_9">remind</text:span><text:span text:style-name="T13_10"><text:s/></text:span><text:span text:style-name="T13_11">you</text:span><text:span text:style-name="T13_12"><text:s/></text:span><text:span text:style-name="T13_13">of</text:span><text:span text:style-name="T13_14"><text:s/></text:span><text:span text:style-name="T13_15">the</text:span><text:span text:style-name="T13_16"><text:s/></text:span><text:span text:style-name="T13_17">time</text:span><text:span text:style-name="T13_18"><text:s/></text:span><text:span text:style-name="T13_19">many</text:span><text:span text:style-name="T13_20"><text:s/></text:span><text:span text:style-name="T13_21">years</text:span><text:span text:style-name="T13_22"><text:s/></text:span><text:span text:style-name="T13_23">ago</text:span><text:span text:style-name="T13_24"><text:s/></text:span><text:span text:style-name="T13_25">and</text:span><text:span text:style-name="T13_26"><text:s/></text:span><text:span text:style-name="T13_27">before</text:span><text:span text:style-name="T13_28"><text:s/></text:span><text:span text:style-name="T13_29">you</text:span><text:span text:style-name="T13_30"><text:s/></text:span><text:span text:style-name="T13_31">were</text:span><text:span text:style-name="T13_32"><text:s/></text:span><text:span text:style-name="T13_33">married</text:span><text:span text:style-name="T13_34"><text:s/></text:span><text:span text:style-name="T13_35">when</text:span><text:span text:style-name="T13_36"><text:s/></text:span><text:span text:style-name="T13_37">you</text:span><text:span text:style-name="T13_38"><text:s/></text:span><text:span text:style-name="T13_39">slept</text:span><text:span text:style-name="T13_40"><text:s/></text:span><text:span text:style-name="T13_41">with</text:span><text:span text:style-name="T13_42"><text:s/></text:span><text:span text:style-name="T13_43">a</text:span><text:span text:style-name="T13_44"><text:s/></text:span><text:span text:style-name="T13_45">mysterious</text:span><text:span text:style-name="T13_46"><text:s/></text:span><text:span text:style-name="T13_47">visiting</text:span><text:span text:style-name="T13_48"><text:s/></text:span><text:span text:style-name="T13_49">Earl</text:span><text:span text:style-name="T13_50"><text:s/>-<text:s/></text:span><text:span text:style-name="T13_51">something</text:span><text:span text:style-name="T13_52"><text:s/></text:span><text:span text:style-name="T13_53">you</text:span><text:span text:style-name="T13_54">’</text:span><text:span text:style-name="T13_55">ve</text:span><text:span text:style-name="T13_56"><text:s/></text:span><text:span text:style-name="T13_57">long</text:span><text:span text:style-name="T13_58"><text:s/></text:span><text:span text:style-name="T13_59">kept</text:span><text:span text:style-name="T13_60"><text:s/></text:span><text:span text:style-name="T13_61">secret</text:span><text:span text:style-name="T13_62">.<text:s/></text:span><text:span text:style-name="T13_63">You</text:span><text:span text:style-name="T13_64">’</text:span><text:span text:style-name="T13_65">ve</text:span><text:span text:style-name="T13_66"><text:s/></text:span><text:span text:style-name="T13_67">always</text:span><text:span text:style-name="T13_68"><text:s/></text:span><text:span text:style-name="T13_69">held</text:span><text:span text:style-name="T13_70"><text:s/></text:span><text:span text:style-name="T13_71">fond</text:span><text:span text:style-name="T13_72"><text:s/></text:span><text:span text:style-name="T13_73">memories</text:span><text:span text:style-name="T13_74"><text:s/></text:span><text:span text:style-name="T13_75">deep</text:span><text:span text:style-name="T13_76"><text:s/></text:span><text:span text:style-name="T13_77">in</text:span><text:span text:style-name="T13_78"><text:s/></text:span><text:span text:style-name="T13_79">your</text:span><text:span text:style-name="T13_80"><text:s/></text:span><text:span text:style-name="T13_81">heart</text:span><text:span text:style-name="T13_82"><text:s/></text:span><text:span text:style-name="T13_83">and</text:span><text:span text:style-name="T13_84"><text:s/></text:span><text:span text:style-name="T13_85">hope</text:span><text:span text:style-name="T13_86"><text:s/></text:span><text:span text:style-name="T13_87">one</text:span><text:span text:style-name="T13_88"><text:s/></text:span><text:span text:style-name="T13_89">day</text:span><text:span text:style-name="T13_90"><text:s/></text:span><text:span text:style-name="T13_91">to</text:span><text:span text:style-name="T13_92"><text:s/></text:span><text:span text:style-name="T13_93">meet</text:span><text:span text:style-name="T13_94"><text:s/></text:span><text:span text:style-name="T13_95">him</text:span><text:span text:style-name="T13_96"><text:s/></text:span><text:span text:style-name="T13_97">again</text:span><text:span text:style-name="T13_98">.<text:s/></text:span><text:span text:style-name="T13_99">You</text:span><text:span text:style-name="T13_100">’</text:span><text:span text:style-name="T13_101">d</text:span><text:span text:style-name="T13_102"><text:s/></text:span><text:span text:style-name="T13_103">certainly</text:span><text:span text:style-name="T13_104"><text:s/></text:span><text:span text:style-name="T13_105">leave</text:span><text:span text:style-name="T13_106"><text:s/></text:span><text:span text:style-name="T13_107">boring</text:span><text:span text:style-name="T13_108"><text:s/></text:span><text:span text:style-name="T13_109">Wendel</text:span><text:span text:style-name="T13_110"><text:s/></text:span><text:span text:style-name="T13_111">for</text:span><text:span text:style-name="T13_112"><text:s/></text:span><text:span text:style-name="T13_113">him</text:span><text:span text:style-name="T13_114">!</text:span></text:p>
      <text:p text:style-name="P14"/>
      <text:p text:style-name="P15"><text:span text:style-name="T15_1">Your</text:span><text:span text:style-name="T15_2"><text:s/></text:span><text:span text:style-name="T15_3">most</text:span><text:span text:style-name="T15_4"><text:s/></text:span><text:span text:style-name="T15_5">shameful</text:span><text:span text:style-name="T15_6"><text:s/></text:span><text:span text:style-name="T15_7">secret</text:span><text:span text:style-name="T15_8">,<text:s/></text:span><text:span text:style-name="T15_9">though</text:span><text:span text:style-name="T15_10">,<text:s/></text:span><text:span text:style-name="T15_11">is</text:span><text:span text:style-name="T15_12"><text:s/></text:span><text:span text:style-name="T15_13">that</text:span><text:span text:style-name="T15_14"><text:s/></text:span><text:span text:style-name="T15_15">you</text:span><text:span text:style-name="T15_16"><text:s/></text:span><text:span text:style-name="T15_17">were</text:span><text:span text:style-name="T15_18"><text:s/></text:span><text:span text:style-name="T15_19">the</text:span><text:span text:style-name="T15_20"><text:s/></text:span><text:span text:style-name="T15_21">one</text:span><text:span text:style-name="T15_22"><text:s/></text:span><text:span text:style-name="T15_23">who</text:span><text:span text:style-name="T15_24"><text:s/></text:span><text:span text:style-name="T15_25">accidentally</text:span><text:span text:style-name="T15_26"><text:s/></text:span><text:span text:style-name="T15_27">killed</text:span><text:span text:style-name="T15_28"><text:s/></text:span><text:span text:style-name="T15_29">Mary</text:span><text:span text:style-name="T15_30"><text:s/></text:span><text:span text:style-name="T15_31">Drake</text:span><text:span text:style-name="T15_32"><text:s/>(</text:span><text:span text:style-name="T15_33">Christian</text:span><text:span text:style-name="T15_34"><text:s/></text:span><text:span text:style-name="T15_35">Drake</text:span><text:span text:style-name="T15_36">’</text:span><text:span text:style-name="T15_37">s</text:span><text:span text:style-name="T15_38"><text:s/></text:span><text:span text:style-name="T15_39">mother</text:span><text:span text:style-name="T15_40">).<text:s/></text:span><text:span text:style-name="T15_41">It</text:span><text:span text:style-name="T15_42"><text:s/></text:span><text:span text:style-name="T15_43">was</text:span><text:span text:style-name="T15_44"><text:s/></text:span><text:span text:style-name="T15_45">earlier</text:span><text:span text:style-name="T15_46"><text:s/></text:span><text:span text:style-name="T15_47">in</text:span><text:span text:style-name="T15_48"><text:s/></text:span><text:span text:style-name="T15_49">your</text:span><text:span text:style-name="T15_50"><text:s/></text:span><text:span text:style-name="T15_51">alchemist</text:span><text:span text:style-name="T15_52">’</text:span><text:span text:style-name="T15_53">s</text:span><text:span text:style-name="T15_54"><text:s/></text:span><text:span text:style-name="T15_55">career</text:span><text:span text:style-name="T15_56">,<text:s/></text:span><text:span text:style-name="T15_57">when</text:span><text:span text:style-name="T15_58"><text:s/></text:span><text:span text:style-name="T15_59">you</text:span><text:span text:style-name="T15_60"><text:s/></text:span><text:span text:style-name="T15_61">were</text:span><text:span text:style-name="T15_62"><text:s/></text:span><text:span text:style-name="T15_63">looking</text:span><text:span text:style-name="T15_64"><text:s/></text:span><text:span text:style-name="T15_65">for</text:span><text:span text:style-name="T15_66"><text:s/></text:span><text:span text:style-name="T15_67">a</text:span><text:span text:style-name="T15_68"><text:s/></text:span><text:span text:style-name="T15_69">guinea</text:span><text:span text:style-name="T15_70"><text:s/></text:span><text:span text:style-name="T15_71">pig</text:span><text:span text:style-name="T15_72"><text:s/></text:span><text:span text:style-name="T15_73">for</text:span><text:span text:style-name="T15_74"><text:s/></text:span><text:span text:style-name="T15_75">one</text:span><text:span text:style-name="T15_76"><text:s/></text:span><text:span text:style-name="T15_77">of</text:span><text:span text:style-name="T15_78"><text:s/></text:span><text:span text:style-name="T15_79">your</text:span><text:span text:style-name="T15_80"><text:s/></text:span><text:span text:style-name="T15_81">concoctions</text:span><text:span text:style-name="T15_82">.<text:s/></text:span><text:span text:style-name="T15_83">You</text:span><text:span text:style-name="T15_84"><text:s/></text:span><text:span text:style-name="T15_85">thought</text:span><text:span text:style-name="T15_86"><text:s/></text:span><text:span text:style-name="T15_87">it</text:span><text:span text:style-name="T15_88"><text:s/></text:span><text:span text:style-name="T15_89">would</text:span><text:span text:style-name="T15_90"><text:s/></text:span><text:span text:style-name="T15_91">just</text:span><text:span text:style-name="T15_92"><text:s/></text:span><text:span text:style-name="T15_93">put</text:span><text:span text:style-name="T15_94"><text:s/></text:span><text:span text:style-name="T15_95">her</text:span><text:span text:style-name="T15_96"><text:s/></text:span><text:span text:style-name="T15_97">to</text:span><text:span text:style-name="T15_98"><text:s/></text:span><text:span text:style-name="T15_99">sleep</text:span><text:span text:style-name="T15_100"><text:s/></text:span><text:span text:style-name="T15_101">and</text:span><text:span text:style-name="T15_102"><text:s/></text:span><text:span text:style-name="T15_103">perhaps</text:span><text:span text:style-name="T15_104"><text:s/></text:span><text:span text:style-name="T15_105">enable</text:span><text:span text:style-name="T15_106"><text:s/></text:span><text:span text:style-name="T15_107">her</text:span><text:span text:style-name="T15_108"><text:s/></text:span><text:span text:style-name="T15_109">to</text:span><text:span text:style-name="T15_110"><text:s/></text:span><text:span text:style-name="T15_111">run</text:span><text:span text:style-name="T15_112"><text:s/></text:span><text:span text:style-name="T15_113">a</text:span><text:span text:style-name="T15_114"><text:s/></text:span><text:span text:style-name="T15_115">little</text:span><text:span text:style-name="T15_116"><text:s/></text:span><text:span text:style-name="T15_117">faster</text:span><text:span text:style-name="T15_118"><text:s/></text:span><text:span text:style-name="T15_119">and</text:span><text:span text:style-name="T15_120"><text:s/></text:span><text:span text:style-name="T15_121">jump</text:span><text:span text:style-name="T15_122"><text:s/></text:span><text:span text:style-name="T15_123">a</text:span><text:span text:style-name="T15_124"><text:s/></text:span><text:span text:style-name="T15_125">little</text:span><text:span text:style-name="T15_126"><text:s/></text:span><text:span text:style-name="T15_127">higher</text:span><text:span text:style-name="T15_128">.<text:s/></text:span><text:span text:style-name="T15_129">Unfortunately</text:span><text:span text:style-name="T15_130">,<text:s/></text:span><text:span text:style-name="T15_131">it</text:span><text:span text:style-name="T15_132"><text:s/></text:span><text:span text:style-name="T15_133">put</text:span><text:span text:style-name="T15_134"><text:s/></text:span><text:span text:style-name="T15_135">her</text:span><text:span text:style-name="T15_136"><text:s/></text:span><text:span text:style-name="T15_137">into</text:span><text:span text:style-name="T15_138"><text:s/></text:span><text:span text:style-name="T15_139">the</text:span><text:span text:style-name="T15_140"><text:s/></text:span><text:span text:style-name="T15_141">eternal</text:span><text:span text:style-name="T15_142"><text:s/></text:span><text:span text:style-name="T15_143">sleep</text:span><text:span text:style-name="T15_144">,<text:s/></text:span><text:span text:style-name="T15_145">that</text:span><text:span text:style-name="T15_146"><text:s/></text:span><text:span text:style-name="T15_147">is</text:span><text:span text:style-name="T15_148"><text:s/></text:span><text:span text:style-name="T15_149">death</text:span><text:span text:style-name="T15_150">.<text:s/></text:span><text:span text:style-name="T15_151">You</text:span><text:span text:style-name="T15_152"><text:s/></text:span><text:span text:style-name="T15_153">regret</text:span><text:span text:style-name="T15_154"><text:s/></text:span><text:span text:style-name="T15_155">this</text:span><text:span text:style-name="T15_156"><text:s/></text:span><text:span text:style-name="T15_157">and</text:span><text:span text:style-name="T15_158"><text:s/></text:span><text:span text:style-name="T15_159">would</text:span><text:span text:style-name="T15_160"><text:s/></text:span><text:span text:style-name="T15_161">like</text:span><text:span text:style-name="T15_162"><text:s/></text:span><text:span text:style-name="T15_163">to</text:span><text:span text:style-name="T15_164"><text:s/></text:span><text:span text:style-name="T15_165">make</text:span><text:span text:style-name="T15_166"><text:s/></text:span><text:span text:style-name="T15_167">peace</text:span><text:span text:style-name="T15_168"><text:s/></text:span><text:span text:style-name="T15_169">with</text:span><text:span text:style-name="T15_170"><text:s/></text:span><text:span text:style-name="T15_171">Christian</text:span><text:span text:style-name="T15_172"><text:s/></text:span><text:span text:style-name="T15_173">Drake</text:span><text:span text:style-name="T15_174"><text:s/></text:span><text:span text:style-name="T15_175">without</text:span><text:span text:style-name="T15_176"><text:s/></text:span><text:span text:style-name="T15_177">getting</text:span><text:span text:style-name="T15_178"><text:s/></text:span><text:span text:style-name="T15_179">killed</text:span><text:span text:style-name="T15_180"><text:s/></text:span><text:span text:style-name="T15_181">or</text:span><text:span text:style-name="T15_182"><text:s/></text:span><text:span text:style-name="T15_183">arrested</text:span><text:span text:style-name="T15_184">.<text:s/></text:span><text:span text:style-name="T15_185">He</text:span><text:span text:style-name="T15_186"><text:s/></text:span><text:span text:style-name="T15_187">does</text:span><text:span text:style-name="T15_188"><text:s/></text:span><text:span text:style-name="T15_189">not</text:span><text:span text:style-name="T15_190"><text:s/></text:span><text:span text:style-name="T15_191">know</text:span><text:span text:style-name="T15_192"><text:s/></text:span><text:span text:style-name="T15_193">that</text:span><text:span text:style-name="T15_194"><text:s/></text:span><text:span text:style-name="T15_195">you</text:span><text:span text:style-name="T15_196"><text:s/></text:span><text:span text:style-name="T15_197">killed</text:span><text:span text:style-name="T15_198"><text:s/></text:span><text:span text:style-name="T15_199">Mary</text:span><text:span text:style-name="T15_200">.<text:s/></text:span></text:p>
      <text:p text:style-name="P16"/>
      <text:p text:style-name="P17"><text:span text:style-name="T17_1">From</text:span><text:span text:style-name="T17_2"><text:s/></text:span><text:span text:style-name="T17_3">spending</text:span><text:span text:style-name="T17_4"><text:s/></text:span><text:span text:style-name="T17_5">so</text:span><text:span text:style-name="T17_6"><text:s/></text:span><text:span text:style-name="T17_7">much</text:span><text:span text:style-name="T17_8"><text:s/></text:span><text:span text:style-name="T17_9">time</text:span><text:span text:style-name="T17_10"><text:s/></text:span><text:span text:style-name="T17_11">around</text:span><text:span text:style-name="T17_12"><text:s/></text:span><text:span text:style-name="T17_13">a</text:span><text:span text:style-name="T17_14"><text:s/></text:span><text:span text:style-name="T17_15">Doctor</text:span><text:span text:style-name="T17_16">,<text:s/></text:span><text:span text:style-name="T17_17">you</text:span><text:span text:style-name="T17_18"><text:s/></text:span><text:span text:style-name="T17_19">learn</text:span><text:span text:style-name="T17_20"><text:s/></text:span><text:span text:style-name="T17_21">a</text:span><text:span text:style-name="T17_22"><text:s/></text:span><text:span text:style-name="T17_23">thing</text:span><text:span text:style-name="T17_24"><text:s/></text:span><text:span text:style-name="T17_25">or</text:span><text:span text:style-name="T17_26"><text:s/></text:span><text:span text:style-name="T17_27">two</text:span><text:span text:style-name="T17_28">.<text:s/></text:span><text:span text:style-name="T17_29">You</text:span><text:span text:style-name="T17_30"><text:s/></text:span><text:span text:style-name="T17_31">have</text:span><text:span text:style-name="T17_32"><text:s/></text:span><text:span text:style-name="T17_33">noticed</text:span><text:span text:style-name="T17_34"><text:s/></text:span><text:span text:style-name="T17_35">that</text:span><text:span text:style-name="T17_36"><text:s/></text:span><text:span text:style-name="T17_37">Avery</text:span><text:span text:style-name="T17_38"><text:s/></text:span><text:span text:style-name="T17_39">Hardbottom</text:span><text:span text:style-name="T17_40"><text:s/></text:span><text:span text:style-name="T17_41">most</text:span><text:span text:style-name="T17_42"><text:s/></text:span><text:span text:style-name="T17_43">definitely</text:span><text:span text:style-name="T17_44"><text:s/></text:span><text:span text:style-name="T17_45">seems</text:span><text:span text:style-name="T17_46"><text:s/></text:span><text:span text:style-name="T17_47">to</text:span><text:span text:style-name="T17_48"><text:s/></text:span><text:span text:style-name="T17_49">be</text:span><text:span text:style-name="T17_50"><text:s/></text:span><text:span text:style-name="T17_51">experiencing</text:span><text:span text:style-name="T17_52"><text:s/></text:span><text:span text:style-name="T17_53">some</text:span><text:span text:style-name="T17_54"><text:s/></text:span><text:span text:style-name="T17_55">form</text:span><text:span text:style-name="T17_56"><text:s/></text:span><text:span text:style-name="T17_57">of</text:span><text:span text:style-name="T17_58"><text:s/></text:span><text:span text:style-name="T17_59">withdrawal</text:span><text:span text:style-name="T17_60"><text:s/></text:span><text:span text:style-name="T17_61">symptoms</text:span><text:span text:style-name="T17_62">.<text:s/></text:span><text:span text:style-name="T17_63">You</text:span><text:span text:style-name="T17_64"><text:s/></text:span><text:span text:style-name="T17_65">don</text:span><text:span text:style-name="T17_66">’</text:span><text:span text:style-name="T17_67">t</text:span><text:span text:style-name="T17_68"><text:s/></text:span><text:span text:style-name="T17_69">know</text:span><text:span text:style-name="T17_70"><text:s/></text:span><text:span text:style-name="T17_71">what</text:span><text:span text:style-name="T17_72"><text:s/></text:span><text:span text:style-name="T17_73">from</text:span><text:span text:style-name="T17_74"><text:s/></text:span><text:span text:style-name="T17_75">but</text:span><text:span text:style-name="T17_76"><text:s/></text:span><text:span text:style-name="T17_77">he</text:span><text:span text:style-name="T17_78"><text:s/></text:span><text:span text:style-name="T17_79">certainly</text:span><text:span text:style-name="T17_80"><text:s/></text:span><text:span text:style-name="T17_81">looks</text:span><text:span text:style-name="T17_82"><text:s/></text:span><text:span text:style-name="T17_83">worse</text:span><text:span text:style-name="T17_84"><text:s/></text:span><text:span text:style-name="T17_85">for</text:span><text:span text:style-name="T17_86"><text:s/></text:span><text:span text:style-name="T17_87">wear</text:span><text:span text:style-name="T17_88">.</text:span></text:p>
      <text:p text:style-name="P18"/>
      <text:h text:style-name="P19" text:outline-level="10"><text:bookmark-start text:name="h.lqf5ur11oxfc"/><text:bookmark-end text:name="h.lqf5ur11oxfc"/><text:span text:style-name="T19_1">Other</text:span><text:span text:style-name="T19_2"><text:s/></text:span><text:span text:style-name="T19_3">People</text:span></text:h>
      <text:h text:style-name="P20" text:outline-level="10"><text:bookmark-start text:name="h.bipohquqmzpj"/><text:bookmark-end text:name="h.bipohquqmzpj"/><text:span text:style-name="T20_1">Bessie</text:span><text:span text:style-name="T20_2"><text:s/></text:span><text:span text:style-name="T20_3">Farthing</text:span><text:span text:style-name="T20_4"><text:s/></text:span><text:span text:style-name="T20_5">-<text:s/></text:span><text:span text:style-name="T20_6">you</text:span><text:span text:style-name="T20_7"><text:s/></text:span><text:span text:style-name="T20_8">sometimes</text:span><text:span text:style-name="T20_9"><text:s/></text:span><text:span text:style-name="T20_10">buy</text:span><text:span text:style-name="T20_11"><text:s/></text:span><text:span text:style-name="T20_12">herbs</text:span><text:span text:style-name="T20_13"><text:s/></text:span><text:span text:style-name="T20_14">and</text:span><text:span text:style-name="T20_15"><text:s/></text:span><text:span text:style-name="T20_16">plants</text:span><text:span text:style-name="T20_17"><text:s/></text:span><text:span text:style-name="T20_18">from</text:span><text:span text:style-name="T20_19"><text:s/></text:span><text:span text:style-name="T20_20">her</text:span><text:span text:style-name="T20_21"><text:s/></text:span><text:span text:style-name="T20_22">needed</text:span><text:span text:style-name="T20_23"><text:s/></text:span><text:span text:style-name="T20_24">for</text:span><text:span text:style-name="T20_25"><text:s/></text:span><text:span text:style-name="T20_26">your</text:span><text:span text:style-name="T20_27"><text:s/></text:span><text:span text:style-name="T20_28">alchemy</text:span><text:span text:style-name="T20_29">.</text:span></text:h>
      <text:p text:style-name="P21"/>
      <text:p text:style-name="P22"><text:span text:style-name="T22_1">Lucy</text:span><text:span text:style-name="T22_2"><text:s/></text:span><text:span text:style-name="T22_3">Gadrill</text:span><text:span text:style-name="T22_4"><text:s/></text:span><text:span text:style-name="T22_5">-<text:s/></text:span><text:span text:style-name="T22_6">your</text:span><text:span text:style-name="T22_7"><text:s/></text:span><text:span text:style-name="T22_8">husband</text:span><text:span text:style-name="T22_9">’</text:span><text:span text:style-name="T22_10">s</text:span><text:span text:style-name="T22_11"><text:s/></text:span><text:span text:style-name="T22_12">assistant</text:span><text:span text:style-name="T22_13">.<text:s/></text:span><text:span text:style-name="T22_14">Often</text:span><text:span text:style-name="T22_15"><text:s/></text:span><text:span text:style-name="T22_16">comes</text:span><text:span text:style-name="T22_17"><text:s/></text:span><text:span text:style-name="T22_18">over</text:span><text:span text:style-name="T22_19"><text:s/></text:span><text:span text:style-name="T22_20">for</text:span><text:span text:style-name="T22_21"><text:s/></text:span><text:span text:style-name="T22_22">dinner</text:span><text:span text:style-name="T22_23">.<text:s/></text:span><text:span text:style-name="T22_24">Very</text:span><text:span text:style-name="T22_25"><text:s/></text:span><text:span text:style-name="T22_26">courteous</text:span><text:span text:style-name="T22_27"><text:s/></text:span><text:span text:style-name="T22_28">and</text:span><text:span text:style-name="T22_29"><text:s/></text:span><text:span text:style-name="T22_30">respectful</text:span><text:span text:style-name="T22_31">.</text:span></text:p>
      <text:h text:style-name="P23" text:outline-level="10"><text:bookmark-start text:name="h.rnxozcaykxjo"/><text:bookmark-end text:name="h.rnxozcaykxjo"/><text:span text:style-name="T23_1">Interesting</text:span><text:span text:style-name="T23_2"><text:s/></text:span><text:span text:style-name="T23_3">Trivia</text:span></text:h>
      <text:p text:style-name="P24"/>
      <text:p text:style-name="P25"><text:span text:style-name="T25_1">You</text:span><text:span text:style-name="T25_2"><text:s/></text:span><text:span text:style-name="T25_3">are</text:span><text:span text:style-name="T25_4"><text:s/></text:span><text:span text:style-name="T25_5">on</text:span><text:span text:style-name="T25_6"><text:s/></text:span><text:span text:style-name="T25_7">the</text:span><text:span text:style-name="T25_8"><text:s/></text:span><text:span text:style-name="T25_9">Yuletide</text:span><text:span text:style-name="T25_10"><text:s/></text:span><text:span text:style-name="T25_11">organising</text:span><text:span text:style-name="T25_12"><text:s/></text:span><text:span text:style-name="T25_13">committee</text:span><text:span text:style-name="T25_14"><text:s/></text:span><text:span text:style-name="T25_15">responsible</text:span><text:span text:style-name="T25_16"><text:s/></text:span><text:span text:style-name="T25_17">for</text:span><text:span text:style-name="T25_18"><text:s/></text:span><text:span text:style-name="T25_19">this</text:span><text:span text:style-name="T25_20"><text:s/></text:span><text:span text:style-name="T25_21">festival</text:span><text:span text:style-name="T25_22">.<text:s/></text:span><text:span text:style-name="T25_23">Other</text:span><text:span text:style-name="T25_24"><text:s/></text:span><text:span text:style-name="T25_25">members</text:span><text:span text:style-name="T25_26"><text:s/></text:span><text:span text:style-name="T25_27">include</text:span><text:span text:style-name="T25_28"><text:s/></text:span><text:span text:style-name="T25_29">Emery</text:span><text:span text:style-name="T25_30"><text:s/></text:span><text:span text:style-name="T25_31">Briar</text:span><text:span text:style-name="T25_32">,<text:s/></text:span><text:span text:style-name="T25_33">Bessie</text:span><text:span text:style-name="T25_34"><text:s/></text:span><text:span text:style-name="T25_35">Farthing</text:span><text:span text:style-name="T25_36">,<text:s/></text:span><text:span text:style-name="T25_37">Lucy</text:span><text:span text:style-name="T25_38"><text:s/></text:span><text:span text:style-name="T25_39">Gadrill</text:span><text:span text:style-name="T25_40">,<text:s/></text:span><text:span text:style-name="T25_41">Felicity</text:span><text:span text:style-name="T25_42"><text:s/></text:span><text:span text:style-name="T25_43">Rosencrantz</text:span><text:span text:style-name="T25_44"><text:s/></text:span><text:span text:style-name="T25_45">and</text:span><text:span text:style-name="T25_46"><text:s/></text:span><text:span text:style-name="T25_47">Evelyn</text:span><text:span text:style-name="T25_48"><text:s/></text:span><text:span text:style-name="T25_49">Archer</text:span><text:span text:style-name="T25_50">.</text:span></text:p>
      <text:p text:style-name="P26"/>
      <text:h text:style-name="P27" text:outline-level="10"><text:bookmark-start text:name="h.pbd33ukfqkg0"/><text:bookmark-end text:name="h.pbd33ukfqkg0"/><text:span text:style-name="T27_1">Your</text:span><text:span text:style-name="T27_2"><text:s/></text:span><text:span text:style-name="T27_3">Goals</text:span></text:h>
      <text:list text:style-name="LS1" xml:id="list0">
        <text:list-item>
          <text:p text:style-name="P28"><text:span text:style-name="T28_1">Support</text:span><text:span text:style-name="T28_2"><text:s/></text:span><text:span text:style-name="T28_3">Witch</text:span><text:span text:style-name="T28_4"><text:s/></text:span><text:span text:style-name="T28_5">Burning</text:span><text:span text:style-name="T28_6">.<text:s/></text:span><text:span text:style-name="T28_7">Ensure</text:span><text:span text:style-name="T28_8"><text:s/></text:span><text:span text:style-name="T28_9">witch</text:span><text:span text:style-name="T28_10"><text:s/></text:span><text:span text:style-name="T28_11">burning</text:span><text:span text:style-name="T28_12"><text:s/></text:span><text:span text:style-name="T28_13">stays</text:span><text:span text:style-name="T28_14"><text:s/></text:span><text:span text:style-name="T28_15">on</text:span><text:span text:style-name="T28_16"><text:s/></text:span><text:span text:style-name="T28_17">the</text:span><text:span text:style-name="T28_18"><text:s/></text:span><text:span text:style-name="T28_19">Town</text:span><text:span text:style-name="T28_20"><text:s/></text:span><text:span text:style-name="T28_21">Charter</text:span><text:span text:style-name="T28_22"><text:s/></text:span></text:p>
        </text:list-item>
        <text:list-item>
          <text:p text:style-name="P29"><text:span text:style-name="T29_1">Make</text:span><text:span text:style-name="T29_2"><text:s/></text:span><text:span text:style-name="T29_3">peace</text:span><text:span text:style-name="T29_4"><text:s/></text:span><text:span text:style-name="T29_5">with</text:span><text:span text:style-name="T29_6"><text:s/></text:span><text:span text:style-name="T29_7">Christian</text:span><text:span text:style-name="T29_8"><text:s/></text:span><text:span text:style-name="T29_9">Drake</text:span><text:span text:style-name="T29_10"><text:s/></text:span><text:span text:style-name="T29_11">without</text:span><text:span text:style-name="T29_12"><text:s/></text:span><text:span text:style-name="T29_13">getting</text:span><text:span text:style-name="T29_14"><text:s/></text:span><text:span text:style-name="T29_15">arrested</text:span><text:span text:style-name="T29_16"><text:s/></text:span><text:span text:style-name="T29_17">or</text:span><text:span text:style-name="T29_18"><text:s/></text:span><text:span text:style-name="T29_19">killed</text:span><text:span text:style-name="T29_20">.</text:span></text:p>
        </text:list-item>
        <text:list-item>
          <text:p text:style-name="P30"><text:span text:style-name="T30_1">Source</text:span><text:span text:style-name="T30_2"><text:s/></text:span><text:span text:style-name="T30_3">river</text:span><text:span text:style-name="T30_4">-</text:span><text:span text:style-name="T30_5">weed</text:span><text:span text:style-name="T30_6">,<text:s/></text:span><text:span text:style-name="T30_7">turmeric</text:span><text:span text:style-name="T30_8"><text:s/></text:span><text:span text:style-name="T30_9">and</text:span><text:span text:style-name="T30_10"><text:s/></text:span><text:span text:style-name="T30_11">foxglove</text:span><text:span text:style-name="T30_12"><text:s/></text:span><text:span text:style-name="T30_13">to</text:span><text:span text:style-name="T30_14"><text:s/></text:span><text:span text:style-name="T30_15">complete</text:span><text:span text:style-name="T30_16"><text:s/></text:span><text:span text:style-name="T30_17">the</text:span><text:span text:style-name="T30_18"><text:s/></text:span><text:span text:style-name="T30_19">Balthasar</text:span><text:span text:style-name="T30_20">’</text:span><text:span text:style-name="T30_21">s</text:span><text:span text:style-name="T30_22"><text:s/></text:span><text:span text:style-name="T30_23">Brew</text:span><text:span text:style-name="T30_24"><text:s/></text:span><text:span text:style-name="T30_25">recipe</text:span><text:span text:style-name="T30_26">.</text:span></text:p>
        </text:list-item>
        <text:list-item>
          <text:p text:style-name="P31"><text:span text:style-name="T31_1">Keep</text:span><text:span text:style-name="T31_2"><text:s/></text:span><text:span text:style-name="T31_3">your</text:span><text:span text:style-name="T31_4"><text:s/></text:span><text:span text:style-name="T31_5">husband</text:span><text:span text:style-name="T31_6"><text:s/></text:span><text:span text:style-name="T31_7">out</text:span><text:span text:style-name="T31_8"><text:s/></text:span><text:span text:style-name="T31_9">of</text:span><text:span text:style-name="T31_10"><text:s/></text:span><text:span text:style-name="T31_11">hot</text:span><text:span text:style-name="T31_12"><text:s/></text:span><text:span text:style-name="T31_13">water</text:span><text:span text:style-name="T31_14">.<text:s/></text:span><text:span text:style-name="T31_15">If</text:span><text:span text:style-name="T31_16"><text:s/></text:span><text:span text:style-name="T31_17">only</text:span><text:span text:style-name="T31_18"><text:s/></text:span><text:span text:style-name="T31_19">to</text:span><text:span text:style-name="T31_20"><text:s/></text:span><text:span text:style-name="T31_21">protect</text:span><text:span text:style-name="T31_22"><text:s/></text:span><text:span text:style-name="T31_23">your</text:span><text:span text:style-name="T31_24"><text:s/></text:span><text:span text:style-name="T31_25">own</text:span><text:span text:style-name="T31_26"><text:s/></text:span><text:span text:style-name="T31_27">interests</text:span><text:span text:style-name="T31_28">.</text:span></text:p>
        </text:list-item>
        <text:list-item>
          <text:p text:style-name="P32"><text:span text:style-name="T32_1">Source</text:span><text:span text:style-name="T32_2"><text:s/></text:span><text:span text:style-name="T32_3">the</text:span><text:span text:style-name="T32_4"><text:s/></text:span><text:span text:style-name="T32_5">ashes</text:span><text:span text:style-name="T32_6"><text:s/></text:span><text:span text:style-name="T32_7">of</text:span><text:span text:style-name="T32_8"><text:s/></text:span><text:span text:style-name="T32_9">a</text:span><text:span text:style-name="T32_10"><text:s/></text:span><text:span text:style-name="T32_11">burnt</text:span><text:span text:style-name="T32_12"><text:s/></text:span><text:span text:style-name="T32_13">witch</text:span><text:span text:style-name="T32_14">,<text:s/></text:span><text:span text:style-name="T32_15">wizard</text:span><text:span text:style-name="T32_16"><text:s/></text:span><text:span text:style-name="T32_17">or</text:span><text:span text:style-name="T32_18"><text:s/></text:span><text:span text:style-name="T32_19">other</text:span><text:span text:style-name="T32_20"><text:s/></text:span><text:span text:style-name="T32_21">magical</text:span><text:span text:style-name="T32_22"><text:s/></text:span><text:span text:style-name="T32_23">entity</text:span></text:p>
        </text:list-item>
        <text:list-item>
          <text:p text:style-name="P33"><text:span text:style-name="T33_1">Solve</text:span><text:span text:style-name="T33_2"><text:s/></text:span><text:span text:style-name="T33_3">the</text:span><text:span text:style-name="T33_4"><text:s/></text:span><text:span text:style-name="T33_5">murder</text:span><text:span text:style-name="T33_6"><text:s/></text:span><text:span text:style-name="T33_7">of</text:span><text:span text:style-name="T33_8"><text:s/></text:span><text:span text:style-name="T33_9">Duke</text:span><text:span text:style-name="T33_10"><text:s/></text:span><text:span text:style-name="T33_11">Smallwood</text:span><text:span text:style-name="T33_12">,<text:s/></text:span><text:span text:style-name="T33_13">one</text:span><text:span text:style-name="T33_14"><text:s/></text:span><text:span text:style-name="T33_15">less</text:span><text:span text:style-name="T33_16"><text:s/></text:span><text:span text:style-name="T33_17">killer</text:span><text:span text:style-name="T33_18"><text:s/></text:span><text:span text:style-name="T33_19">on</text:span><text:span text:style-name="T33_20"><text:s/></text:span><text:span text:style-name="T33_21">the</text:span><text:span text:style-name="T33_22"><text:s/></text:span><text:span text:style-name="T33_23">streets</text:span><text:span text:style-name="T33_24">.</text:span></text:p>
        </text:list-item>
      </text:list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